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_20__28_var_29_" draw:marker-end="" draw:textarea-horizontal-align="center" draw:textarea-vertical-align="middle"/>
    </style:style>
    <style:style style:name="gr2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275cm" draw:marker-end-width="0.275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275cm" draw:marker-end-width="0.275cm" draw:fill="solid" draw:fill-color="#808080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start-width="0.275cm" draw:marker-end-width="0.275cm" draw:fill="solid" draw:fill-color="#333333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7cm"/>
    </style:style>
    <style:style style:name="gr10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svg:stroke-width="0.05cm" draw:marker-start-width="0.275cm" draw:marker-end="" draw:marker-end-width="0.275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draw:marker-start-width="0.275cm" draw:marker-end="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cm" draw:marker-start-width="0.275cm" draw:marker-end="Стили_20_стрелок_20_1" draw:marker-end-width="0.375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cm" draw:marker-start-width="0.275cm" draw:marker-end="Стили_20_стрелок_20_1" draw:marker-end-width="0.275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cm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4.75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3.38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3.38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4.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99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3cm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4.5cm"/>
    </style:style>
    <style:style style:name="gr2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5cm" fo:min-width="4.138cm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5cm" fo:min-width="2.348cm"/>
    </style:style>
    <style:style style:name="gr26" style:family="graphic" style:parent-style-name="standard">
      <style:graphic-properties draw:stroke="dash" draw:stroke-dash="Fine_20_Dashed_20__28_var_29_" draw:marker-end=""/>
    </style:style>
    <style:style style:name="gr27" style:family="graphic" style:parent-style-name="standard">
      <style:graphic-properties svg:stroke-width="0.05cm" draw:marker-start-width="0.275cm" draw:marker-end="Стили_20_стрелок_20_1" draw:marker-end-width="0.3cm" fo:padding-top="0.15cm" fo:padding-bottom="0.15cm" fo:padding-left="0.275cm" fo:padding-right="0.275cm"/>
    </style:style>
    <style:style style:name="gr28" style:family="graphic" style:parent-style-name="standard">
      <style:graphic-properties svg:stroke-width="0.05cm" draw:marker-start-width="0.275cm" draw:marker-end="Стили_20_стрелок_20_1" draw:marker-end-width="0.3cm" draw:fill="none" fo:padding-top="0.15cm" fo:padding-bottom="0.15cm" fo:padding-left="0.275cm" fo:padding-right="0.275cm"/>
    </style:style>
    <style:style style:name="gr29" style:family="graphic" style:parent-style-name="standard">
      <style:graphic-properties svg:stroke-width="0.05cm" draw:marker-start-width="0.275cm" draw:marker-end-width="0.275cm" draw:fill="none" fo:padding-top="0.15cm" fo:padding-bottom="0.15cm" fo:padding-left="0.275cm" fo:padding-right="0.275cm"/>
    </style:style>
    <style:style style:name="gr30" style:family="graphic" style:parent-style-name="standard">
      <style:graphic-properties svg:stroke-width="0.05cm" draw:marker-start-width="0.275cm" draw:marker-end="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>
      <style:graphic-properties svg:stroke-width="0.05cm" draw:marker-start-width="0.275cm" draw:marker-end="Стили_20_стрелок_20_1" draw:marker-end-width="0.375cm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width="0.05cm" svg:stroke-color="#000000" draw:marker-start-width="0.275cm" draw:marker-end="" draw:marker-end-width="0.275cm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standard">
      <style:graphic-properties svg:stroke-width="0.05cm" draw:marker-start-width="0.275cm" draw:marker-end-width="0.275cm" fo:padding-top="0.15cm" fo:padding-bottom="0.15cm" fo:padding-left="0.275cm" fo:padding-right="0.275cm"/>
    </style:style>
    <style:style style:name="gr34" style:family="graphic" style:parent-style-name="standard">
      <style:graphic-properties svg:stroke-width="0.05cm" draw:marker-start-width="0.275cm" draw:marker-end="Arrow" draw:marker-end-width="0.375cm" fo:padding-top="0.15cm" fo:padding-bottom="0.15cm" fo:padding-left="0.275cm" fo:padding-right="0.275cm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r2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4pt" style:font-size-asian="14pt" style:font-size-complex="14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>
      <style:paragraph-properties fo:text-align="start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>
      <style:paragraph-properties fo:text-align="start"/>
      <style:text-properties fo:font-weight="bold" style:font-weight-asian="bold" style:font-weight-complex="bold"/>
    </style:style>
    <style:style style:name="P9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P13" style:family="paragraph">
      <style:paragraph-properties fo:text-align="center"/>
      <style:text-properties fo:font-size="8pt" style:font-size-asian="8pt" style:font-size-complex="8pt"/>
    </style:style>
    <style:style style:name="P14" style:family="paragraph">
      <style:text-properties fo:font-size="8pt" style:font-size-asian="8pt" style:font-size-complex="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Общая схема" draw:style-name="dp1" draw:master-page-name="Обычный" presentation:presentation-page-layout-name="AL1T0">
        <office:forms form:automatic-focus="false" form:apply-design-mode="false"/>
        <draw:line draw:style-name="gr1" draw:text-style-name="P1" draw:layer="layout" svg:x1="6.5cm" svg:y1="5.5cm" svg:x2="24.5cm" svg:y2="5.5cm">
          <text:p/>
        </draw:line>
        <draw:line draw:style-name="gr1" draw:text-style-name="P1" draw:layer="layout" svg:x1="6.5cm" svg:y1="7.5cm" svg:x2="24.5cm" svg:y2="7.5cm">
          <text:p/>
        </draw:line>
        <draw:line draw:style-name="gr1" draw:text-style-name="P1" draw:layer="layout" svg:x1="6.5cm" svg:y1="9.5cm" svg:x2="24.5cm" svg:y2="9.5cm">
          <text:p/>
        </draw:line>
        <draw:line draw:style-name="gr1" draw:text-style-name="P1" draw:layer="layout" svg:x1="6.5cm" svg:y1="11.5cm" svg:x2="24.5cm" svg:y2="11.5cm">
          <text:p/>
        </draw:line>
        <draw:line draw:style-name="gr1" draw:text-style-name="P1" draw:layer="layout" svg:x1="6.5cm" svg:y1="13.5cm" svg:x2="24.5cm" svg:y2="13.5cm">
          <text:p/>
        </draw:line>
        <draw:line draw:style-name="gr1" draw:text-style-name="P1" draw:layer="layout" svg:x1="6.5cm" svg:y1="5.5cm" svg:x2="6.5cm" svg:y2="13.5cm">
          <text:p/>
        </draw:line>
        <draw:line draw:style-name="gr1" draw:text-style-name="P1" draw:layer="layout" svg:x1="8.5cm" svg:y1="5.5cm" svg:x2="8.5cm" svg:y2="13.5cm">
          <text:p/>
        </draw:line>
        <draw:line draw:style-name="gr1" draw:text-style-name="P1" draw:layer="layout" svg:x1="10.5cm" svg:y1="5.5cm" svg:x2="10.5cm" svg:y2="13.5cm">
          <text:p/>
        </draw:line>
        <draw:line draw:style-name="gr1" draw:text-style-name="P1" draw:layer="layout" svg:x1="12.5cm" svg:y1="5.5cm" svg:x2="12.5cm" svg:y2="13.5cm">
          <text:p/>
        </draw:line>
        <draw:line draw:style-name="gr1" draw:text-style-name="P1" draw:layer="layout" svg:x1="14.5cm" svg:y1="5.5cm" svg:x2="14.5cm" svg:y2="13.5cm">
          <text:p/>
        </draw:line>
        <draw:line draw:style-name="gr1" draw:text-style-name="P1" draw:layer="layout" svg:x1="16.5cm" svg:y1="5.5cm" svg:x2="16.5cm" svg:y2="13.5cm">
          <text:p/>
        </draw:line>
        <draw:line draw:style-name="gr1" draw:text-style-name="P1" draw:layer="layout" svg:x1="18.5cm" svg:y1="5.5cm" svg:x2="18.5cm" svg:y2="13.5cm">
          <text:p/>
        </draw:line>
        <draw:line draw:style-name="gr1" draw:text-style-name="P1" draw:layer="layout" svg:x1="20.5cm" svg:y1="5.5cm" svg:x2="20.5cm" svg:y2="13.5cm">
          <text:p/>
        </draw:line>
        <draw:line draw:style-name="gr1" draw:text-style-name="P1" draw:layer="layout" svg:x1="22.5cm" svg:y1="5.5cm" svg:x2="22.5cm" svg:y2="13.5cm">
          <text:p/>
        </draw:line>
        <draw:line draw:style-name="gr1" draw:text-style-name="P1" draw:layer="layout" svg:x1="24.5cm" svg:y1="5.5cm" svg:x2="24.5cm" svg:y2="13.5cm">
          <text:p/>
        </draw:line>
        <draw:custom-shape draw:style-name="gr2" draw:text-style-name="P1" draw:layer="layout" svg:width="1cm" svg:height="1cm" svg:x="7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7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1cm" svg:x="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cm" svg:height="1cm" svg:x="11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cm" svg:height="1cm" svg:x="19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11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13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19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23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1cm" svg:x="19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1cm" svg:x="23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1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3cm" svg:height="0.806cm" svg:x="2.5cm" svg:y="6.094cm">
          <draw:text-box>
            <text:p text:style-name="P2"><text:span text:style-name="T1">conntrack</text:span></text:p>
          </draw:text-box>
        </draw:frame>
        <draw:frame draw:style-name="gr7" draw:text-style-name="P3" draw:layer="layout" svg:width="3cm" svg:height="0.806cm" svg:x="2.5cm" svg:y="8.094cm">
          <draw:text-box>
            <text:p text:style-name="P2"><text:span text:style-name="T1">mangle</text:span></text:p>
          </draw:text-box>
        </draw:frame>
        <draw:frame draw:style-name="gr8" draw:text-style-name="P4" draw:layer="layout" svg:width="3cm" svg:height="0.806cm" svg:x="2.5cm" svg:y="10.094cm">
          <draw:text-box>
            <text:p><text:span text:style-name="T1">nat</text:span></text:p>
          </draw:text-box>
        </draw:frame>
        <draw:frame draw:style-name="gr9" draw:text-style-name="P4" draw:layer="layout" svg:width="3cm" svg:height="0.806cm" svg:x="2.5cm" svg:y="12.094cm">
          <draw:text-box>
            <text:p><text:span text:style-name="T1">filter</text:span></text:p>
          </draw:text-box>
        </draw:frame>
        <draw:line draw:style-name="gr1" draw:text-style-name="P1" draw:layer="layout" svg:x1="2.5cm" svg:y1="7.5cm" svg:x2="5.5cm" svg:y2="7.5cm">
          <text:p/>
        </draw:line>
        <draw:line draw:style-name="gr1" draw:text-style-name="P1" draw:layer="layout" svg:x1="2.5cm" svg:y1="9.5cm" svg:x2="5.5cm" svg:y2="9.5cm">
          <text:p/>
        </draw:line>
        <draw:line draw:style-name="gr1" draw:text-style-name="P1" draw:layer="layout" svg:x1="2.5cm" svg:y1="11.5cm" svg:x2="5.5cm" svg:y2="11.5cm">
          <text:p/>
        </draw:line>
        <draw:line draw:style-name="gr1" draw:text-style-name="P1" draw:layer="layout" svg:x1="2.5cm" svg:y1="5.5cm" svg:x2="5.5cm" svg:y2="5.5cm">
          <text:p/>
        </draw:line>
        <draw:line draw:style-name="gr1" draw:text-style-name="P1" draw:layer="layout" svg:x1="2.5cm" svg:y1="13.5cm" svg:x2="5.5cm" svg:y2="13.5cm">
          <text:p/>
        </draw:line>
        <draw:custom-shape draw:style-name="gr10" draw:text-style-name="P5" xml:id="id2" draw:id="id2" draw:layer="layout" svg:width="2cm" svg:height="2cm" svg:x="10.5cm" svg:y="3cm">
          <text:p text:style-name="P1"><text:span text:style-name="T2">Селекция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1" xml:id="id1" draw:id="id1" draw:layer="layout" svg:x1="9.5cm" svg:y1="11.5cm" svg:x2="9.5cm" svg:y2="5cm">
          <text:p/>
        </draw:line>
        <draw:line draw:style-name="gr11" draw:text-style-name="P1" draw:layer="layout" svg:x1="7.5cm" svg:y1="11cm" svg:x2="7.5cm" svg:y2="11.5cm">
          <text:p/>
        </draw:line>
        <draw:path draw:style-name="gr12" draw:text-style-name="P1" draw:layer="layout" svg:width="0.999cm" svg:height="0.999cm" draw:transform="rotate (-1.57079632679579) translate (9.5cm 11.5cm)" svg:viewBox="0 0 1000 1000" svg:d="m0 0c1000 0 1000 1000 1000 1000">
          <text:p/>
        </draw:path>
        <draw:path draw:style-name="gr12" draw:text-style-name="P1" draw:layer="layout" svg:width="0.999cm" svg:height="0.999cm" draw:transform="rotate (-1.57079632679579) translate (8.49999999999762cm 11.4999999999976cm)" svg:viewBox="0 0 1000 1000" svg:d="m0 1000c1000 0 1000-1000 1000-1000">
          <text:p/>
        </draw:path>
        <draw:connector draw:style-name="gr13" draw:text-style-name="P1" draw:layer="layout" draw:type="curve" svg:x1="9.5cm" svg:y1="5cm" svg:x2="10.5cm" svg:y2="4cm" draw:start-shape="id1" draw:start-glue-point="0" draw:end-shape="id2" draw:end-glue-point="5" svg:d="m9500 5000c0-667 333-1000 1000-1000">
          <text:p/>
        </draw:connector>
        <draw:line draw:style-name="gr14" draw:text-style-name="P1" draw:layer="layout" svg:x1="7.5cm" svg:y1="9cm" svg:x2="7.5cm" svg:y2="10cm">
          <text:p/>
        </draw:line>
        <draw:line draw:style-name="gr14" draw:text-style-name="P1" draw:layer="layout" svg:x1="7.5cm" svg:y1="7cm" svg:x2="7.5cm" svg:y2="8cm">
          <text:p/>
        </draw:line>
        <draw:line draw:style-name="gr14" draw:text-style-name="P1" draw:layer="layout" svg:x1="7.5cm" svg:y1="4.5cm" svg:x2="7.5cm" svg:y2="6cm">
          <text:p/>
        </draw:line>
        <draw:custom-shape draw:style-name="gr10" draw:text-style-name="P5" draw:layer="layout" svg:width="2cm" svg:height="1cm" svg:x="6.5cm" svg:y="3.5cm">
          <text:p text:style-name="P1"><text:span text:style-name="T2">Сетевой</text:span></text:p>
          <text:p text:style-name="P1"><text:span text:style-name="T2">интерфей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layout" svg:x1="11.5cm" svg:y1="5cm" svg:x2="11.5cm" svg:y2="8cm">
          <text:p/>
        </draw:line>
        <draw:line draw:style-name="gr14" draw:text-style-name="P1" draw:layer="layout" svg:x1="11.5cm" svg:y1="9cm" svg:x2="11.5cm" svg:y2="12cm">
          <text:p/>
        </draw:line>
        <draw:line draw:style-name="gr11" draw:text-style-name="P1" draw:layer="layout" svg:x1="11.5cm" svg:y1="13cm" svg:x2="11.5cm" svg:y2="13.5cm">
          <text:p/>
        </draw:line>
        <draw:custom-shape draw:style-name="gr5" draw:text-style-name="P1" draw:layer="layout" svg:width="1cm" svg:height="1cm" svg:x="13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2" draw:text-style-name="P1" draw:layer="layout" svg:width="0.999cm" svg:height="0.999cm" draw:transform="rotate (-1.57079632679579) translate (14.4999999999976cm 12.9999999999976cm)" svg:viewBox="0 0 1000 1000" svg:d="m0 1000c1000 0 1000-1000 1000-1000">
          <text:p/>
        </draw:path>
        <draw:path draw:style-name="gr12" draw:text-style-name="P1" draw:layer="layout" svg:width="0.999cm" svg:height="0.999cm" draw:transform="rotate (-1.57079632679579) translate (15.5cm 13cm)" svg:viewBox="0 0 1000 1000" svg:d="m0 0c1000 0 1000 1000 1000 1000">
          <text:p/>
        </draw:path>
        <draw:line draw:style-name="gr11" draw:text-style-name="P1" xml:id="id4" draw:id="id4" draw:layer="layout" svg:x1="15.5cm" svg:y1="13cm" svg:x2="15.5cm" svg:y2="5cm">
          <text:p/>
        </draw:line>
        <draw:path draw:style-name="gr12" draw:text-style-name="P1" draw:layer="layout" svg:width="0.999cm" svg:height="0.999cm" draw:transform="rotate (-1.57079632679579) translate (12.4999999999976cm 13.4999999999976cm)" svg:viewBox="0 0 1000 1000" svg:d="m0 1000c1000 0 1000-1000 1000-1000">
          <text:p/>
        </draw:path>
        <draw:line draw:style-name="gr11" draw:text-style-name="P1" draw:layer="layout" svg:x1="12.5cm" svg:y1="14.5cm" svg:x2="20.5cm" svg:y2="14.5cm">
          <text:p/>
        </draw:line>
        <draw:line draw:style-name="gr11" draw:text-style-name="P1" draw:layer="layout" svg:x1="19.5cm" svg:y1="13cm" svg:x2="19.5cm" svg:y2="13.5cm">
          <text:p/>
        </draw:line>
        <draw:line draw:style-name="gr14" draw:text-style-name="P1" draw:layer="layout" svg:x1="19.5cm" svg:y1="11cm" svg:x2="19.5cm" svg:y2="12cm">
          <text:p/>
        </draw:line>
        <draw:line draw:style-name="gr14" draw:text-style-name="P1" draw:layer="layout" svg:x1="19.5cm" svg:y1="9cm" svg:x2="19.5cm" svg:y2="10cm">
          <text:p/>
        </draw:line>
        <draw:line draw:style-name="gr14" draw:text-style-name="P1" draw:layer="layout" svg:x1="19.5cm" svg:y1="7cm" svg:x2="19.5cm" svg:y2="8cm">
          <text:p/>
        </draw:line>
        <draw:line draw:style-name="gr14" draw:text-style-name="P1" xml:id="id3" draw:id="id3" draw:layer="layout" svg:x1="13.5cm" svg:y1="5cm" svg:x2="13.5cm" svg:y2="8cm">
          <text:p/>
        </draw:line>
        <draw:line draw:style-name="gr14" draw:text-style-name="P1" draw:layer="layout" svg:x1="13.5cm" svg:y1="9cm" svg:x2="13.5cm" svg:y2="12cm">
          <text:p/>
        </draw:line>
        <draw:connector draw:style-name="gr15" draw:text-style-name="P1" draw:layer="layout" draw:type="curve" svg:x1="12.5cm" svg:y1="4cm" svg:x2="13.5cm" svg:y2="5cm" draw:start-shape="id2" draw:start-glue-point="7" draw:end-shape="id3" draw:end-glue-point="0" svg:d="m12500 4000c667 0 1000 333 1000 1000">
          <text:p/>
        </draw:connector>
        <draw:custom-shape draw:style-name="gr10" draw:text-style-name="P5" xml:id="id5" draw:id="id5" draw:layer="layout" svg:width="2cm" svg:height="1cm" svg:x="16.5cm" svg:y="3.5cm">
          <text:p text:style-name="P1"><text:span text:style-name="T2">Локальные</text:span></text:p>
          <text:p text:style-name="P1"><text:span text:style-name="T2">приложени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curve" svg:x1="15.5cm" svg:y1="5cm" svg:x2="16.5cm" svg:y2="4cm" draw:start-shape="id4" draw:start-glue-point="0" draw:end-shape="id5" draw:end-glue-point="3" svg:d="m15500 5000c0-667 333-1000 1000-1000">
          <text:p/>
        </draw:connector>
        <draw:path draw:style-name="gr12" draw:text-style-name="P1" draw:layer="layout" svg:width="0.999cm" svg:height="0.999cm" draw:transform="rotate (-1.57079632679579) translate (20.4999999999976cm 13.4999999999976cm)" svg:viewBox="0 0 1000 1000" svg:d="m0 1000c1000 0 1000-1000 1000-1000">
          <text:p/>
        </draw:path>
        <draw:path draw:style-name="gr12" draw:text-style-name="P1" draw:layer="layout" svg:width="0.999cm" svg:height="0.999cm" draw:transform="rotate (-1.57079632679579) translate (21.5cm 13.5cm)" svg:viewBox="0 0 1000 1000" svg:d="m0 0c1000 0 1000 1000 1000 1000">
          <text:p/>
        </draw:path>
        <draw:line draw:style-name="gr11" draw:text-style-name="P1" draw:layer="layout" svg:x1="21.5cm" svg:y1="13.5cm" svg:x2="21.5cm" svg:y2="5cm">
          <text:p/>
        </draw:line>
        <draw:path draw:style-name="gr12" draw:text-style-name="P1" draw:layer="layout" svg:width="0.999cm" svg:height="0.999cm" svg:x="18.5cm" svg:y="4cm" svg:viewBox="0 0 1000 1000" svg:d="m0 0c1000 0 1000 1000 1000 1000">
          <text:p/>
        </draw:path>
        <draw:line draw:style-name="gr14" draw:text-style-name="P1" draw:layer="layout" svg:x1="19.5cm" svg:y1="5cm" svg:x2="19.5cm" svg:y2="6cm">
          <text:p/>
        </draw:line>
        <draw:path draw:style-name="gr12" draw:text-style-name="P1" draw:layer="layout" svg:width="0.999cm" svg:height="0.999cm" draw:transform="rotate (1.5707963267946) translate (21.5cm 5cm)" svg:viewBox="0 0 1000 1000" svg:d="m0 0c1000 0 1000 1000 1000 1000">
          <text:p/>
        </draw:path>
        <draw:path draw:style-name="gr12" draw:text-style-name="P1" draw:layer="layout" svg:width="0.999cm" svg:height="0.999cm" draw:transform="rotate (1.5707963267946) translate (22.5000000000057cm 5.00000000000565cm)" svg:viewBox="0 0 1000 1000" svg:d="m0 1000c1000 0 1000-1000 1000-1000">
          <text:p/>
        </draw:path>
        <draw:line draw:style-name="gr14" draw:text-style-name="P1" draw:layer="layout" svg:x1="23.5cm" svg:y1="5cm" svg:x2="23.5cm" svg:y2="8cm">
          <text:p/>
        </draw:line>
        <draw:line draw:style-name="gr14" draw:text-style-name="P1" draw:layer="layout" svg:x1="23.5cm" svg:y1="9cm" svg:x2="23.5cm" svg:y2="10cm">
          <text:p/>
        </draw:line>
        <draw:custom-shape draw:style-name="gr10" draw:text-style-name="P5" draw:layer="layout" svg:width="2cm" svg:height="1cm" svg:x="22.5cm" svg:y="14cm">
          <text:p text:style-name="P1"><text:span text:style-name="T2">Сетевой</text:span></text:p>
          <text:p text:style-name="P1"><text:span text:style-name="T2">интерфей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layout" svg:x1="23.5cm" svg:y1="11cm" svg:x2="23.5cm" svg:y2="14cm">
          <text:p/>
        </draw:line>
        <draw:frame draw:style-name="gr16" draw:text-style-name="P6" draw:layer="layout" svg:width="4.028cm" svg:height="1cm" draw:transform="rotate (1.5707963267946) translate (7.027cm 19.528cm)">
          <draw:text-box>
            <text:p><text:span text:style-name="T3">PREROUTING</text:span></text:p>
          </draw:text-box>
        </draw:frame>
        <draw:frame draw:style-name="gr17" draw:text-style-name="P6" draw:layer="layout" svg:width="4.028cm" svg:height="1.119cm" draw:transform="rotate (1.5707963267946) translate (11.027cm 19.528cm)">
          <draw:text-box>
            <text:p><text:span text:style-name="T3">FORWARD</text:span></text:p>
          </draw:text-box>
        </draw:frame>
        <draw:frame draw:style-name="gr17" draw:text-style-name="P6" draw:layer="layout" svg:width="4cm" svg:height="1.119cm" draw:transform="rotate (1.5707963267946) translate (13cm 19.5cm)">
          <draw:text-box>
            <text:p><text:span text:style-name="T3">INPUT</text:span></text:p>
          </draw:text-box>
        </draw:frame>
        <draw:frame draw:style-name="gr18" draw:text-style-name="P6" draw:layer="layout" svg:width="4cm" svg:height="1cm" draw:transform="rotate (1.5707963267946) translate (19cm 19.5cm)">
          <draw:text-box>
            <text:p><text:span text:style-name="T3">OUTPUT</text:span></text:p>
          </draw:text-box>
        </draw:frame>
        <draw:frame draw:style-name="gr19" draw:text-style-name="P7" draw:layer="layout" svg:width="4.028cm" svg:height="1.119cm" draw:transform="rotate (1.5707963267946) translate (23cm 19.528cm)">
          <draw:text-box>
            <text:p text:style-name="P2"><text:span text:style-name="T3">POSTROUTING</text:span></text:p>
          </draw:text-box>
        </draw:frame>
        <draw:line draw:style-name="gr1" draw:text-style-name="P1" draw:layer="layout" svg:x1="6.527cm" svg:y1="19.528cm" svg:x2="6.527cm" svg:y2="15.528cm">
          <text:p/>
        </draw:line>
        <draw:line draw:style-name="gr1" draw:text-style-name="P1" draw:layer="layout" svg:x1="8.527cm" svg:y1="19.528cm" svg:x2="8.527cm" svg:y2="15.528cm">
          <text:p/>
        </draw:line>
        <draw:line draw:style-name="gr1" draw:text-style-name="P1" draw:layer="layout" svg:x1="10.527cm" svg:y1="19.528cm" svg:x2="10.527cm" svg:y2="15.528cm">
          <text:p/>
        </draw:line>
        <draw:line draw:style-name="gr1" draw:text-style-name="P1" draw:layer="layout" svg:x1="12.527cm" svg:y1="19.528cm" svg:x2="12.527cm" svg:y2="15.528cm">
          <text:p/>
        </draw:line>
        <draw:line draw:style-name="gr1" draw:text-style-name="P1" draw:layer="layout" svg:x1="14.527cm" svg:y1="19.528cm" svg:x2="14.527cm" svg:y2="15.528cm">
          <text:p/>
        </draw:line>
        <draw:line draw:style-name="gr1" draw:text-style-name="P1" draw:layer="layout" svg:x1="16.527cm" svg:y1="19.528cm" svg:x2="16.527cm" svg:y2="15.528cm">
          <text:p/>
        </draw:line>
        <draw:line draw:style-name="gr1" draw:text-style-name="P1" draw:layer="layout" svg:x1="18.527cm" svg:y1="19.528cm" svg:x2="18.527cm" svg:y2="15.528cm">
          <text:p/>
        </draw:line>
        <draw:line draw:style-name="gr1" draw:text-style-name="P1" draw:layer="layout" svg:x1="20.527cm" svg:y1="19.528cm" svg:x2="20.527cm" svg:y2="15.528cm">
          <text:p/>
        </draw:line>
        <draw:line draw:style-name="gr1" draw:text-style-name="P1" draw:layer="layout" svg:x1="22.527cm" svg:y1="19.528cm" svg:x2="22.527cm" svg:y2="15.528cm">
          <text:p/>
        </draw:line>
        <draw:line draw:style-name="gr1" draw:text-style-name="P1" draw:layer="layout" svg:x1="24.527cm" svg:y1="19.528cm" svg:x2="24.527cm" svg:y2="15.528cm">
          <text:p/>
        </draw:line>
        <draw:frame draw:style-name="gr20" draw:text-style-name="P8" draw:layer="layout" svg:width="10cm" svg:height="0.983cm" svg:x="9.5cm" svg:y="1.527cm">
          <draw:text-box>
            <text:p text:style-name="P2"><text:span text:style-name="T4">Маршруты пакетов в Netfilter</text:span></text:p>
          </draw:text-box>
        </draw:frame>
        <draw:frame draw:style-name="gr21" draw:text-style-name="P3" draw:layer="layout" svg:width="3cm" svg:height="1cm" svg:x="2.5cm" svg:y="3.5cm">
          <draw:text-box>
            <text:p text:style-name="P2"><text:span text:style-name="T1">Таблицы</text:span></text:p>
          </draw:text-box>
        </draw:frame>
        <draw:frame draw:style-name="gr16" draw:text-style-name="P9" draw:layer="layout" svg:width="4.028cm" svg:height="1cm" draw:transform="rotate (1.5707963267946) translate (4.5cm 19.528cm)">
          <draw:text-box>
            <text:p><text:span text:style-name="T5">Цепочки</text:span></text:p>
          </draw:text-box>
        </draw:frame>
        <presentation:notes draw:style-name="dp2">
          <draw:page-thumbnail draw:style-name="gr2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ля приложения" draw:style-name="dp1" draw:master-page-name="Обычный" presentation:presentation-page-layout-name="AL2T1">
        <office:forms form:automatic-focus="false" form:apply-design-mode="false"/>
        <draw:line draw:style-name="gr1" draw:text-style-name="P1" draw:layer="layout" svg:x1="6.501cm" svg:y1="5.501cm" svg:x2="14.5cm" svg:y2="5.5cm">
          <text:p/>
        </draw:line>
        <draw:line draw:style-name="gr1" draw:text-style-name="P1" draw:layer="layout" svg:x1="6.501cm" svg:y1="7.501cm" svg:x2="14.5cm" svg:y2="7.5cm">
          <text:p/>
        </draw:line>
        <draw:line draw:style-name="gr1" draw:text-style-name="P1" draw:layer="layout" svg:x1="6.501cm" svg:y1="9.501cm" svg:x2="14.5cm" svg:y2="9.5cm">
          <text:p/>
        </draw:line>
        <draw:line draw:style-name="gr1" draw:text-style-name="P1" draw:layer="layout" svg:x1="6.501cm" svg:y1="11.501cm" svg:x2="14.5cm" svg:y2="11.5cm">
          <text:p/>
        </draw:line>
        <draw:line draw:style-name="gr1" draw:text-style-name="P1" draw:layer="layout" svg:x1="6.501cm" svg:y1="13.501cm" svg:x2="14.5cm" svg:y2="13.5cm">
          <text:p/>
        </draw:line>
        <draw:line draw:style-name="gr1" draw:text-style-name="P1" draw:layer="layout" svg:x1="6.501cm" svg:y1="5.501cm" svg:x2="6.501cm" svg:y2="13.501cm">
          <text:p/>
        </draw:line>
        <draw:line draw:style-name="gr1" draw:text-style-name="P1" draw:layer="layout" svg:x1="8.501cm" svg:y1="5.501cm" svg:x2="8.501cm" svg:y2="13.501cm">
          <text:p/>
        </draw:line>
        <draw:line draw:style-name="gr1" draw:text-style-name="P1" draw:layer="layout" svg:x1="10.501cm" svg:y1="5.501cm" svg:x2="10.501cm" svg:y2="13.501cm">
          <text:p/>
        </draw:line>
        <draw:line draw:style-name="gr1" draw:text-style-name="P1" draw:layer="layout" svg:x1="12.501cm" svg:y1="5.501cm" svg:x2="12.501cm" svg:y2="13.501cm">
          <text:p/>
        </draw:line>
        <draw:line draw:style-name="gr1" draw:text-style-name="P1" draw:layer="layout" svg:x1="14.501cm" svg:y1="5.501cm" svg:x2="14.501cm" svg:y2="13.501cm">
          <text:p/>
        </draw:line>
        <draw:line draw:style-name="gr1" draw:text-style-name="P1" draw:layer="layout" svg:x1="16.501cm" svg:y1="5.501cm" svg:x2="16.501cm" svg:y2="13.501cm">
          <text:p/>
        </draw:line>
        <draw:line draw:style-name="gr1" draw:text-style-name="P1" draw:layer="layout" svg:x1="18.501cm" svg:y1="5.501cm" svg:x2="18.501cm" svg:y2="13.501cm">
          <text:p/>
        </draw:line>
        <draw:line draw:style-name="gr1" draw:text-style-name="P1" draw:layer="layout" svg:x1="20.501cm" svg:y1="5.501cm" svg:x2="20.501cm" svg:y2="13.501cm">
          <text:p/>
        </draw:line>
        <draw:line draw:style-name="gr1" draw:text-style-name="P1" draw:layer="layout" svg:x1="22.501cm" svg:y1="5.501cm" svg:x2="22.501cm" svg:y2="13.501cm">
          <text:p/>
        </draw:line>
        <draw:line draw:style-name="gr1" draw:text-style-name="P1" draw:layer="layout" svg:x1="24.501cm" svg:y1="5.501cm" svg:x2="24.501cm" svg:y2="13.501cm">
          <text:p/>
        </draw:line>
        <draw:custom-shape draw:style-name="gr2" draw:text-style-name="P1" draw:layer="layout" svg:width="1cm" svg:height="1cm" svg:x="7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7.001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1cm" svg:x="7.001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11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3cm" svg:height="0.806cm" svg:x="2.501cm" svg:y="6.095cm">
          <draw:text-box>
            <text:p text:style-name="P2"><text:span text:style-name="T1">conntrack</text:span></text:p>
          </draw:text-box>
        </draw:frame>
        <draw:frame draw:style-name="gr7" draw:text-style-name="P3" draw:layer="layout" svg:width="3cm" svg:height="0.806cm" svg:x="2.501cm" svg:y="8.095cm">
          <draw:text-box>
            <text:p text:style-name="P2"><text:span text:style-name="T1">mangle</text:span></text:p>
          </draw:text-box>
        </draw:frame>
        <draw:frame draw:style-name="gr8" draw:text-style-name="P4" draw:layer="layout" svg:width="3cm" svg:height="0.806cm" svg:x="2.501cm" svg:y="10.095cm">
          <draw:text-box>
            <text:p><text:span text:style-name="T1">nat</text:span></text:p>
          </draw:text-box>
        </draw:frame>
        <draw:frame draw:style-name="gr9" draw:text-style-name="P4" draw:layer="layout" svg:width="3cm" svg:height="0.806cm" svg:x="2.501cm" svg:y="12.095cm">
          <draw:text-box>
            <text:p><text:span text:style-name="T1">filter</text:span></text:p>
          </draw:text-box>
        </draw:frame>
        <draw:line draw:style-name="gr1" draw:text-style-name="P1" draw:layer="layout" svg:x1="2.5cm" svg:y1="7.5cm" svg:x2="5.5cm" svg:y2="7.5cm">
          <text:p/>
        </draw:line>
        <draw:line draw:style-name="gr1" draw:text-style-name="P1" draw:layer="layout" svg:x1="2.5cm" svg:y1="9.5cm" svg:x2="5.5cm" svg:y2="9.5cm">
          <text:p/>
        </draw:line>
        <draw:line draw:style-name="gr1" draw:text-style-name="P1" draw:layer="layout" svg:x1="2.5cm" svg:y1="11.5cm" svg:x2="5.5cm" svg:y2="11.5cm">
          <text:p/>
        </draw:line>
        <draw:line draw:style-name="gr1" draw:text-style-name="P1" draw:layer="layout" svg:x1="2.5cm" svg:y1="5.5cm" svg:x2="5.5cm" svg:y2="5.5cm">
          <text:p/>
        </draw:line>
        <draw:line draw:style-name="gr1" draw:text-style-name="P1" draw:layer="layout" svg:x1="2.501cm" svg:y1="13.528cm" svg:x2="5.501cm" svg:y2="13.528cm">
          <text:p/>
        </draw:line>
        <draw:line draw:style-name="gr11" draw:text-style-name="P1" draw:layer="layout" svg:x1="9.501cm" svg:y1="11.501cm" svg:x2="9.5cm" svg:y2="5.5cm">
          <text:p/>
        </draw:line>
        <draw:line draw:style-name="gr11" draw:text-style-name="P1" draw:layer="layout" svg:x1="7.501cm" svg:y1="11.001cm" svg:x2="7.501cm" svg:y2="11.501cm">
          <text:p/>
        </draw:line>
        <draw:path draw:style-name="gr12" draw:text-style-name="P1" draw:layer="layout" svg:width="0.999cm" svg:height="0.999cm" draw:transform="rotate (-1.57079632679579) translate (9.501cm 11.501cm)" svg:viewBox="0 0 1000 1000" svg:d="m0 0c1000 0 1000 1000 1000 1000">
          <text:p/>
        </draw:path>
        <draw:path draw:style-name="gr12" draw:text-style-name="P1" draw:layer="layout" svg:width="0.999cm" svg:height="0.999cm" draw:transform="rotate (-1.57079632679579) translate (8.50099999999762cm 11.5009999999976cm)" svg:viewBox="0 0 1000 1000" svg:d="m0 1000c1000 0 1000-1000 1000-1000">
          <text:p/>
        </draw:path>
        <draw:line draw:style-name="gr14" draw:text-style-name="P1" draw:layer="layout" svg:x1="7.501cm" svg:y1="9.001cm" svg:x2="7.501cm" svg:y2="10.001cm">
          <text:p/>
        </draw:line>
        <draw:line draw:style-name="gr14" draw:text-style-name="P1" draw:layer="layout" svg:x1="7.5cm" svg:y1="7.001cm" svg:x2="7.5cm" svg:y2="8.001cm">
          <text:p/>
        </draw:line>
        <draw:line draw:style-name="gr14" draw:text-style-name="P1" draw:layer="layout" svg:x1="7.5cm" svg:y1="5cm" svg:x2="7.501cm" svg:y2="6.001cm">
          <text:p/>
        </draw:line>
        <draw:custom-shape draw:style-name="gr10" draw:text-style-name="P5" draw:layer="layout" svg:width="2cm" svg:height="1cm" svg:x="6.5cm" svg:y="4cm">
          <text:p text:style-name="P1"><text:span text:style-name="T2">Сетевой</text:span></text:p>
          <text:p text:style-name="P1"><text:span text:style-name="T2">интерфей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cm" svg:height="1cm" svg:x="11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3.5cm" svg:y1="13.5cm" svg:x2="13.5cm" svg:y2="5cm">
          <text:p/>
        </draw:line>
        <draw:line draw:style-name="gr11" draw:text-style-name="P1" draw:layer="layout" svg:x1="11.5cm" svg:y1="13cm" svg:x2="11.5cm" svg:y2="13.5cm">
          <text:p/>
        </draw:line>
        <draw:line draw:style-name="gr14" draw:text-style-name="P1" draw:layer="layout" svg:x1="11.5cm" svg:y1="5.5cm" svg:x2="11.5cm" svg:y2="8cm">
          <text:p/>
        </draw:line>
        <draw:line draw:style-name="gr14" draw:text-style-name="P1" draw:layer="layout" svg:x1="11.5cm" svg:y1="9cm" svg:x2="11.5cm" svg:y2="12cm">
          <text:p/>
        </draw:line>
        <draw:custom-shape draw:style-name="gr10" draw:text-style-name="P5" draw:layer="layout" svg:width="2cm" svg:height="1cm" svg:x="12.5cm" svg:y="4cm">
          <text:p text:style-name="P1"><text:span text:style-name="T2">Локальные</text:span></text:p>
          <text:p text:style-name="P1"><text:span text:style-name="T2">приложени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2" draw:text-style-name="P1" draw:layer="layout" svg:width="0.999cm" svg:height="0.999cm" draw:transform="rotate (-1.57079632679579) translate (12.4999999999976cm 13.4999999999976cm)" svg:viewBox="0 0 1000 1000" svg:d="m0 1000c1000 0 1000-1000 1000-1000">
          <text:p/>
        </draw:path>
        <draw:path draw:style-name="gr12" draw:text-style-name="P1" draw:layer="layout" svg:width="0.999cm" svg:height="0.999cm" draw:transform="rotate (-1.57079632679579) translate (13.5cm 13.5cm)" svg:viewBox="0 0 1000 1000" svg:d="m0 0c1000 0 1000 1000 1000 1000">
          <text:p/>
        </draw:path>
        <draw:path draw:style-name="gr12" draw:text-style-name="P1" draw:layer="layout" svg:width="0.999cm" svg:height="0.999cm" svg:x="10.5cm" svg:y="4.5cm" svg:viewBox="0 0 1000 1000" svg:d="m0 0c1000 0 1000 1000 1000 1000">
          <text:p/>
        </draw:path>
        <draw:path draw:style-name="gr12" draw:text-style-name="P1" draw:layer="layout" svg:width="0.999cm" svg:height="0.999cm" draw:transform="rotate (1.5707963267946) translate (9.5cm 5.5cm)" svg:viewBox="0 0 1000 1000" svg:d="m0 0c1000 0 1000 1000 1000 1000">
          <text:p/>
        </draw:path>
        <draw:frame draw:style-name="gr16" draw:text-style-name="P6" draw:layer="layout" svg:width="4.028cm" svg:height="1cm" draw:transform="rotate (1.5707963267946) translate (7cm 19.528cm)">
          <draw:text-box>
            <text:p><text:span text:style-name="T3">PREROUTING</text:span></text:p>
          </draw:text-box>
        </draw:frame>
        <draw:frame draw:style-name="gr18" draw:text-style-name="P6" draw:layer="layout" svg:width="4cm" svg:height="1cm" draw:transform="rotate (1.5707963267946) translate (11cm 19.5cm)">
          <draw:text-box>
            <text:p><text:span text:style-name="T3">INPUT</text:span></text:p>
          </draw:text-box>
        </draw:frame>
        <draw:frame draw:style-name="gr18" draw:text-style-name="P6" draw:layer="layout" svg:width="4cm" svg:height="1cm" draw:transform="rotate (1.5707963267946) translate (17cm 19.5cm)">
          <draw:text-box>
            <text:p><text:span text:style-name="T3">OUTPUT</text:span></text:p>
          </draw:text-box>
        </draw:frame>
        <draw:frame draw:style-name="gr23" draw:text-style-name="P7" draw:layer="layout" svg:width="4.028cm" svg:height="1cm" draw:transform="rotate (1.5707963267946) translate (21cm 19.528cm)">
          <draw:text-box>
            <text:p text:style-name="P2"><text:span text:style-name="T3">POSTROUTING</text:span></text:p>
          </draw:text-box>
        </draw:frame>
        <draw:line draw:style-name="gr1" draw:text-style-name="P1" draw:layer="layout" svg:x1="6.5cm" svg:y1="19.5cm" svg:x2="6.5cm" svg:y2="15.5cm">
          <text:p/>
        </draw:line>
        <draw:line draw:style-name="gr1" draw:text-style-name="P1" draw:layer="layout" svg:x1="8.5cm" svg:y1="19.5cm" svg:x2="8.5cm" svg:y2="15.5cm">
          <text:p/>
        </draw:line>
        <draw:line draw:style-name="gr1" draw:text-style-name="P1" draw:layer="layout" svg:x1="10.5cm" svg:y1="19.5cm" svg:x2="10.5cm" svg:y2="15.5cm">
          <text:p/>
        </draw:line>
        <draw:line draw:style-name="gr1" draw:text-style-name="P1" draw:layer="layout" svg:x1="12.5cm" svg:y1="19.5cm" svg:x2="12.5cm" svg:y2="15.5cm">
          <text:p/>
        </draw:line>
        <draw:line draw:style-name="gr1" draw:text-style-name="P1" draw:layer="layout" svg:x1="14.5cm" svg:y1="19.5cm" svg:x2="14.5cm" svg:y2="15.5cm">
          <text:p/>
        </draw:line>
        <draw:line draw:style-name="gr1" draw:text-style-name="P1" draw:layer="layout" svg:x1="16.5cm" svg:y1="19.5cm" svg:x2="16.5cm" svg:y2="15.5cm">
          <text:p/>
        </draw:line>
        <draw:line draw:style-name="gr1" draw:text-style-name="P1" draw:layer="layout" svg:x1="18.5cm" svg:y1="19.5cm" svg:x2="18.5cm" svg:y2="15.5cm">
          <text:p/>
        </draw:line>
        <draw:line draw:style-name="gr1" draw:text-style-name="P1" draw:layer="layout" svg:x1="20.5cm" svg:y1="19.5cm" svg:x2="20.5cm" svg:y2="15.5cm">
          <text:p/>
        </draw:line>
        <draw:line draw:style-name="gr1" draw:text-style-name="P1" draw:layer="layout" svg:x1="22.5cm" svg:y1="19.5cm" svg:x2="22.5cm" svg:y2="15.5cm">
          <text:p/>
        </draw:line>
        <draw:line draw:style-name="gr1" draw:text-style-name="P1" draw:layer="layout" svg:x1="24.5cm" svg:y1="19.5cm" svg:x2="24.5cm" svg:y2="15.5cm">
          <text:p/>
        </draw:line>
        <draw:frame draw:style-name="gr20" draw:text-style-name="P8" draw:layer="layout" svg:width="10cm" svg:height="0.983cm" svg:x="9.501cm" svg:y="1.528cm">
          <draw:text-box>
            <text:p text:style-name="P2"><text:span text:style-name="T4">Маршруты пакетов в Netfilter</text:span></text:p>
          </draw:text-box>
        </draw:frame>
        <draw:frame draw:style-name="gr21" draw:text-style-name="P3" draw:layer="layout" svg:width="3cm" svg:height="1cm" svg:x="2.501cm" svg:y="3.501cm">
          <draw:text-box>
            <text:p text:style-name="P2"><text:span text:style-name="T1">Таблицы</text:span></text:p>
          </draw:text-box>
        </draw:frame>
        <draw:frame draw:style-name="gr16" draw:text-style-name="P9" draw:layer="layout" svg:width="4.028cm" svg:height="1cm" draw:transform="rotate (1.5707963267946) translate (4.501cm 19.529cm)">
          <draw:text-box>
            <text:p><text:span text:style-name="T5">Цепочки</text:span></text:p>
          </draw:text-box>
        </draw:frame>
        <draw:line draw:style-name="gr1" draw:text-style-name="P1" draw:layer="layout" svg:x1="16.5cm" svg:y1="7.501cm" svg:x2="24.499cm" svg:y2="7.5cm">
          <text:p/>
        </draw:line>
        <draw:line draw:style-name="gr1" draw:text-style-name="P1" draw:layer="layout" svg:x1="16.5cm" svg:y1="9.501cm" svg:x2="24.499cm" svg:y2="9.5cm">
          <text:p/>
        </draw:line>
        <draw:line draw:style-name="gr1" draw:text-style-name="P1" draw:layer="layout" svg:x1="16.5cm" svg:y1="11.5cm" svg:x2="24.499cm" svg:y2="11.499cm">
          <text:p/>
        </draw:line>
        <draw:line draw:style-name="gr1" draw:text-style-name="P1" draw:layer="layout" svg:x1="16.5cm" svg:y1="13.501cm" svg:x2="24.499cm" svg:y2="13.5cm">
          <text:p/>
        </draw:line>
        <draw:line draw:style-name="gr1" draw:text-style-name="P1" draw:layer="layout" svg:x1="16.501cm" svg:y1="5.501cm" svg:x2="24.5cm" svg:y2="5.5cm">
          <text:p/>
        </draw:line>
        <draw:custom-shape draw:style-name="gr10" draw:text-style-name="P5" draw:layer="layout" svg:width="2cm" svg:height="1cm" svg:x="16.5cm" svg:y="4cm">
          <text:p text:style-name="P1"><text:span text:style-name="T2">Локальные</text:span></text:p>
          <text:p text:style-name="P1"><text:span text:style-name="T2">приложени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2cm" svg:height="1cm" svg:x="22.5cm" svg:y="4cm">
          <text:p text:style-name="P1"><text:span text:style-name="T2">Сетевой</text:span></text:p>
          <text:p text:style-name="P1"><text:span text:style-name="T2">интерфей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17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17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1cm" svg:x="1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cm" svg:height="1cm" svg:x="1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21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1cm" svg:x="2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7.499cm" svg:y1="5cm" svg:x2="17.5cm" svg:y2="6.001cm">
          <text:p/>
        </draw:line>
        <draw:line draw:style-name="gr14" draw:text-style-name="P1" draw:layer="layout" svg:x1="17.5cm" svg:y1="7cm" svg:x2="17.5cm" svg:y2="8cm">
          <text:p/>
        </draw:line>
        <draw:line draw:style-name="gr14" draw:text-style-name="P1" draw:layer="layout" svg:x1="17.5cm" svg:y1="9cm" svg:x2="17.5cm" svg:y2="10cm">
          <text:p/>
        </draw:line>
        <draw:line draw:style-name="gr14" draw:text-style-name="P1" draw:layer="layout" svg:x1="17.5cm" svg:y1="11cm" svg:x2="17.5cm" svg:y2="12cm">
          <text:p/>
        </draw:line>
        <draw:line draw:style-name="gr14" draw:text-style-name="P1" draw:layer="layout" svg:x1="21.5cm" svg:y1="9cm" svg:x2="21.5cm" svg:y2="10cm">
          <text:p/>
        </draw:line>
        <draw:line draw:style-name="gr11" draw:text-style-name="P1" draw:layer="layout" svg:x1="17.5cm" svg:y1="13cm" svg:x2="17.5cm" svg:y2="13.5cm">
          <text:p/>
        </draw:line>
        <draw:path draw:style-name="gr12" draw:text-style-name="P1" draw:layer="layout" svg:width="0.999cm" svg:height="0.999cm" draw:transform="rotate (-1.57079632679579) translate (18.4999999999976cm 13.4999999999976cm)" svg:viewBox="0 0 1000 1000" svg:d="m0 1000c1000 0 1000-1000 1000-1000">
          <text:p/>
        </draw:path>
        <draw:path draw:style-name="gr12" draw:text-style-name="P1" draw:layer="layout" svg:width="0.999cm" svg:height="0.999cm" draw:transform="rotate (-1.57079632679579) translate (19.5cm 13.5cm)" svg:viewBox="0 0 1000 1000" svg:d="m0 0c1000 0 1000 1000 1000 1000">
          <text:p/>
        </draw:path>
        <draw:line draw:style-name="gr11" draw:text-style-name="P1" draw:layer="layout" svg:x1="19.5cm" svg:y1="13.5cm" svg:x2="19.5cm" svg:y2="5.5cm">
          <text:p/>
        </draw:line>
        <draw:path draw:style-name="gr12" draw:text-style-name="P1" draw:layer="layout" svg:width="0.999cm" svg:height="0.999cm" draw:transform="rotate (1.5707963267946) translate (19.5cm 5.5cm)" svg:viewBox="0 0 1000 1000" svg:d="m0 0c1000 0 1000 1000 1000 1000">
          <text:p/>
        </draw:path>
        <draw:path draw:style-name="gr12" draw:text-style-name="P1" draw:layer="layout" svg:width="0.999cm" svg:height="0.999cm" svg:x="20.5cm" svg:y="4.5cm" svg:viewBox="0 0 1000 1000" svg:d="m0 0c1000 0 1000 1000 1000 1000">
          <text:p/>
        </draw:path>
        <draw:line draw:style-name="gr14" draw:text-style-name="P1" draw:layer="layout" svg:x1="21.5cm" svg:y1="5.5cm" svg:x2="21.5cm" svg:y2="8cm">
          <text:p/>
        </draw:line>
        <draw:line draw:style-name="gr11" draw:text-style-name="P1" draw:layer="layout" svg:x1="21.5cm" svg:y1="11cm" svg:x2="21.5cm" svg:y2="13.5cm">
          <text:p/>
        </draw:line>
        <draw:path draw:style-name="gr12" draw:text-style-name="P1" draw:layer="layout" svg:width="0.999cm" svg:height="0.999cm" draw:transform="rotate (-1.57079632679579) translate (22.4999999999976cm 13.4999999999976cm)" svg:viewBox="0 0 1000 1000" svg:d="m0 1000c1000 0 1000-1000 1000-1000">
          <text:p/>
        </draw:path>
        <draw:path draw:style-name="gr12" draw:text-style-name="P1" draw:layer="layout" svg:width="0.999cm" svg:height="0.999cm" draw:transform="rotate (-1.57079632679579) translate (23.5cm 13.5cm)" svg:viewBox="0 0 1000 1000" svg:d="m0 0c1000 0 1000 1000 1000 1000">
          <text:p/>
        </draw:path>
        <draw:line draw:style-name="gr14" draw:text-style-name="P1" draw:layer="layout" svg:x1="23.5cm" svg:y1="13.5cm" svg:x2="23.5cm" svg:y2="5cm">
          <text:p/>
        </draw:line>
        <presentation:notes draw:style-name="dp2">
          <draw:page-thumbnail draw:style-name="gr2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оединения" draw:style-name="dp1" draw:master-page-name="Обычный" presentation:presentation-page-layout-name="AL2T1">
        <office:forms form:automatic-focus="false" form:apply-design-mode="false"/>
        <draw:frame draw:style-name="gr24" draw:text-style-name="P10" draw:layer="layout" svg:width="9cm" svg:height="1cm" svg:x="2.5cm" svg:y="1cm">
          <draw:text-box>
            <text:p><text:span text:style-name="T6">TCP: Установка соединения</text:span></text:p>
          </draw:text-box>
        </draw:frame>
        <draw:custom-shape draw:style-name="gr10" draw:text-style-name="P11" draw:layer="layout" svg:width="3cm" svg:height="0.5cm" svg:x="1.5cm" svg:y="2.5cm">
          <text:p text:style-name="P1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3cm" svg:height="0.5cm" svg:x="5.5cm" svg:y="2.5cm">
          <text:p text:style-name="P1"><text:span text:style-name="T7">Firewa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3cm" svg:height="0.5cm" svg:x="9.5cm" svg:y="2.5cm">
          <text:p text:style-name="P1"><text:span text:style-name="T7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8" draw:id="id8" draw:layer="layout" svg:width="3cm" svg:height="0.5cm" svg:x="1.5cm" svg:y="4cm">
          <text:p text:style-name="P1"><text:span text:style-name="T8">SY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16" draw:id="id16" draw:layer="layout" svg:width="3cm" svg:height="0.5cm" svg:x="1.5cm" svg:y="6cm">
          <text:p text:style-name="P1"><text:span text:style-name="T8">ACK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9" draw:id="id9" draw:layer="layout" svg:width="3cm" svg:height="0.5cm" svg:x="5.5cm" svg:y="4cm">
          <text:p text:style-name="P1"><text:span text:style-name="T8">NEW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6" draw:id="id6" draw:layer="layout" svg:width="3cm" svg:height="0.5cm" svg:x="5.5cm" svg:y="5cm">
          <text:p text:style-name="P1"><text:span text:style-name="T8">ESTABLISH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15" draw:id="id15" draw:layer="layout" svg:width="3cm" svg:height="0.5cm" svg:x="9.5cm" svg:y="5cm">
          <text:p text:style-name="P1"><text:span text:style-name="T8">SYN/ACK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0" draw:layer="layout" svg:width="9cm" svg:height="1cm" svg:x="2.5cm" svg:y="7.5cm">
          <draw:text-box>
            <text:p><text:span text:style-name="T6">TCP: Разрыв соединения</text:span></text:p>
          </draw:text-box>
        </draw:frame>
        <draw:custom-shape draw:style-name="gr10" draw:text-style-name="P11" draw:layer="layout" svg:width="3cm" svg:height="0.5cm" svg:x="1.5cm" svg:y="9cm">
          <text:p text:style-name="P1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3cm" svg:height="0.5cm" svg:x="5.5cm" svg:y="9cm">
          <text:p text:style-name="P1"><text:span text:style-name="T7">Firewa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3cm" svg:height="0.5cm" svg:x="9.5cm" svg:y="9cm">
          <text:p text:style-name="P1"><text:span text:style-name="T7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10" draw:id="id10" draw:layer="layout" svg:width="3cm" svg:height="0.5cm" svg:x="1.5cm" svg:y="10.5cm">
          <text:p text:style-name="P1"><text:span text:style-name="T8">FIN/ACK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11" draw:id="id11" draw:layer="layout" svg:width="3cm" svg:height="0.5cm" svg:x="5.5cm" svg:y="10.5cm">
          <text:p text:style-name="P1"><text:span text:style-name="T8">ESTABLISH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12" draw:id="id12" draw:layer="layout" svg:width="3cm" svg:height="0.5cm" svg:x="5.5cm" svg:y="11.5cm">
          <text:p text:style-name="P1"><text:span text:style-name="T8">ESTABLISH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1" draw:layer="layout" svg:x1="5cm" svg:y1="9cm" svg:x2="5cm" svg:y2="13.5cm">
          <text:p/>
        </draw:line>
        <draw:line draw:style-name="gr26" draw:text-style-name="P1" draw:layer="layout" svg:x1="9cm" svg:y1="9cm" svg:x2="9cm" svg:y2="13.5cm">
          <text:p/>
        </draw:line>
        <draw:connector draw:style-name="gr27" draw:text-style-name="P1" draw:layer="layout" draw:type="line" svg:x1="5.5cm" svg:y1="5.25cm" svg:x2="4.5cm" svg:y2="5.25cm" draw:start-shape="id6" draw:start-glue-point="3" draw:end-shape="id7" draw:end-glue-point="1" svg:d="m5500 5250h-1000">
          <text:p/>
        </draw:connector>
        <draw:connector draw:style-name="gr27" draw:text-style-name="P1" draw:layer="layout" draw:type="line" svg:x1="4.5cm" svg:y1="4.25cm" svg:x2="5.5cm" svg:y2="4.25cm" draw:start-shape="id8" draw:start-glue-point="1" draw:end-shape="id9" draw:end-glue-point="3" svg:d="m4500 4250h1000">
          <text:p/>
        </draw:connector>
        <draw:line draw:style-name="gr26" draw:text-style-name="P1" draw:layer="layout" svg:x1="5cm" svg:y1="2.5cm" svg:x2="5cm" svg:y2="7cm">
          <text:p/>
        </draw:line>
        <draw:line draw:style-name="gr26" draw:text-style-name="P1" draw:layer="layout" svg:x1="9cm" svg:y1="2.5cm" svg:x2="9cm" svg:y2="7cm">
          <text:p/>
        </draw:line>
        <draw:line draw:style-name="gr26" draw:text-style-name="P1" draw:layer="layout" svg:x1="1.5cm" svg:y1="3.5cm" svg:x2="12.5cm" svg:y2="3.5cm">
          <text:p/>
        </draw:line>
        <draw:connector draw:style-name="gr27" draw:text-style-name="P1" draw:layer="layout" draw:type="line" svg:x1="4.5cm" svg:y1="10.75cm" svg:x2="5.5cm" svg:y2="10.75cm" draw:start-shape="id10" draw:start-glue-point="1" draw:end-shape="id11" draw:end-glue-point="3" svg:d="m4500 10750h1000">
          <text:p/>
        </draw:connector>
        <draw:connector draw:style-name="gr27" draw:text-style-name="P1" draw:layer="layout" draw:type="line" svg:x1="5.5cm" svg:y1="11.75cm" svg:x2="4.5cm" svg:y2="11.75cm" draw:start-shape="id12" draw:start-glue-point="3" draw:end-shape="id13" draw:end-glue-point="1" svg:d="m5500 11750h-1000">
          <text:p/>
        </draw:connector>
        <draw:line draw:style-name="gr26" draw:text-style-name="P1" draw:layer="layout" svg:x1="1.5cm" svg:y1="10cm" svg:x2="12.5cm" svg:y2="10cm">
          <text:p/>
        </draw:line>
        <draw:custom-shape draw:style-name="gr10" draw:text-style-name="P12" xml:id="id14" draw:id="id14" draw:layer="layout" svg:width="3cm" svg:height="0.5cm" svg:x="9.5cm" svg:y="4cm">
          <text:p text:style-name="P1"><text:span text:style-name="T8">SY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" draw:layer="layout" draw:type="line" svg:x1="8.5cm" svg:y1="4.25cm" svg:x2="9.5cm" svg:y2="4.25cm" draw:start-shape="id9" draw:start-glue-point="1" draw:end-shape="id14" draw:end-glue-point="3" svg:d="m8500 4250h1000">
          <text:p/>
        </draw:connector>
        <draw:connector draw:style-name="gr28" draw:text-style-name="P1" draw:layer="layout" draw:type="line" svg:x1="9.5cm" svg:y1="5.25cm" svg:x2="8.5cm" svg:y2="5.25cm" draw:start-shape="id15" draw:start-glue-point="3" draw:end-shape="id6" draw:end-glue-point="1" svg:d="m9500 5250h-1000">
          <text:p/>
        </draw:connector>
        <draw:connector draw:style-name="gr28" draw:text-style-name="P1" draw:layer="layout" draw:type="line" svg:x1="11cm" svg:y1="4.5cm" svg:x2="11cm" svg:y2="5cm" draw:start-shape="id14" draw:start-glue-point="2" draw:end-shape="id15" draw:end-glue-point="0" svg:d="m11000 4500v500">
          <text:p/>
        </draw:connector>
        <draw:custom-shape draw:style-name="gr10" draw:text-style-name="P12" xml:id="id7" draw:id="id7" draw:layer="layout" svg:width="3cm" svg:height="0.5cm" svg:x="1.5cm" svg:y="5cm">
          <text:p text:style-name="P1"><text:span text:style-name="T8">SYN/ACK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" draw:layer="layout" draw:type="line" svg:x1="3cm" svg:y1="5.5cm" svg:x2="3cm" svg:y2="6cm" draw:start-shape="id7" draw:start-glue-point="2" draw:end-shape="id16" draw:end-glue-point="0" svg:d="m3000 5500v500">
          <text:p/>
        </draw:connector>
        <draw:custom-shape draw:style-name="gr10" draw:text-style-name="P12" xml:id="id17" draw:id="id17" draw:layer="layout" svg:width="3cm" svg:height="0.5cm" svg:x="5.5cm" svg:y="6cm">
          <text:p text:style-name="P1"><text:span text:style-name="T8">ESTABLISH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18" draw:id="id18" draw:layer="layout" svg:width="3cm" svg:height="0.5cm" svg:x="9.5cm" svg:y="6cm">
          <text:p text:style-name="P1"><text:span text:style-name="T8">ACK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" draw:layer="layout" draw:type="line" svg:x1="4.5cm" svg:y1="6.25cm" svg:x2="5.5cm" svg:y2="6.25cm" draw:start-shape="id16" draw:start-glue-point="1" draw:end-shape="id17" draw:end-glue-point="3" svg:d="m4500 6250h1000">
          <text:p/>
        </draw:connector>
        <draw:connector draw:style-name="gr28" draw:text-style-name="P1" draw:layer="layout" draw:type="line" svg:x1="8.5cm" svg:y1="6.25cm" svg:x2="9.5cm" svg:y2="6.25cm" draw:start-shape="id17" draw:start-glue-point="1" draw:end-shape="id18" draw:end-glue-point="3" svg:d="m8500 6250h1000">
          <text:p/>
        </draw:connector>
        <draw:custom-shape draw:style-name="gr10" draw:text-style-name="P12" xml:id="id19" draw:id="id19" draw:layer="layout" svg:width="3cm" svg:height="0.5cm" svg:x="9.5cm" svg:y="10.5cm">
          <text:p text:style-name="P1"><text:span text:style-name="T8">FIN/ACK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" draw:layer="layout" draw:type="line" svg:x1="8.5cm" svg:y1="10.75cm" svg:x2="9.5cm" svg:y2="10.75cm" draw:start-shape="id11" draw:start-glue-point="1" draw:end-shape="id19" draw:end-glue-point="3" svg:d="m8500 10750h1000">
          <text:p/>
        </draw:connector>
        <draw:connector draw:style-name="gr28" draw:text-style-name="P1" draw:layer="layout" draw:type="line" svg:x1="11cm" svg:y1="11cm" svg:x2="11cm" svg:y2="11.5cm" draw:start-shape="id19" draw:start-glue-point="2" draw:end-shape="id20" draw:end-glue-point="0" svg:d="m11000 11000v500">
          <text:p/>
        </draw:connector>
        <draw:connector draw:style-name="gr28" draw:text-style-name="P1" draw:layer="layout" draw:type="line" svg:x1="9.5cm" svg:y1="11.75cm" svg:x2="8.5cm" svg:y2="11.75cm" draw:start-shape="id20" draw:end-shape="id12" draw:end-glue-point="1" svg:d="m9500 11750h-1000">
          <text:p/>
        </draw:connector>
        <draw:connector draw:style-name="gr28" draw:text-style-name="P1" draw:layer="layout" draw:type="line" svg:x1="3cm" svg:y1="12cm" svg:x2="3cm" svg:y2="12.5cm" draw:start-shape="id13" draw:start-glue-point="2" draw:end-shape="id21" draw:end-glue-point="0" svg:d="m3000 12000v500">
          <text:p/>
        </draw:connector>
        <draw:connector draw:style-name="gr28" draw:text-style-name="P1" draw:layer="layout" draw:type="line" svg:x1="4.5cm" svg:y1="12.75cm" svg:x2="5.5cm" svg:y2="12.75cm" draw:start-shape="id21" draw:start-glue-point="1" draw:end-shape="id22" draw:end-glue-point="3" svg:d="m4500 12750h1000">
          <text:p/>
        </draw:connector>
        <draw:connector draw:style-name="gr28" draw:text-style-name="P1" draw:layer="layout" draw:type="line" svg:x1="8.5cm" svg:y1="12.75cm" svg:x2="9.5cm" svg:y2="12.75cm" draw:start-shape="id22" draw:start-glue-point="1" draw:end-shape="id23" draw:end-glue-point="3" svg:d="m8500 12750h1000">
          <text:p/>
        </draw:connector>
        <draw:custom-shape draw:style-name="gr10" draw:text-style-name="P12" xml:id="id20" draw:id="id20" draw:layer="layout" svg:width="3cm" svg:height="0.5cm" svg:x="9.5cm" svg:y="11.5cm">
          <text:p text:style-name="P1"><text:span text:style-name="T8">FIN/ACK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13" draw:id="id13" draw:layer="layout" svg:width="3cm" svg:height="0.5cm" svg:x="1.5cm" svg:y="11.5cm">
          <text:p text:style-name="P1"><text:span text:style-name="T8">FIN/ACK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21" draw:id="id21" draw:layer="layout" svg:width="3cm" svg:height="0.5cm" svg:x="1.5cm" svg:y="12.5cm">
          <text:p text:style-name="P1"><text:span text:style-name="T8">ACK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22" draw:id="id22" draw:layer="layout" svg:width="3cm" svg:height="0.5cm" svg:x="5.5cm" svg:y="12.5cm">
          <text:p text:style-name="P1"><text:span text:style-name="T8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23" draw:id="id23" draw:layer="layout" svg:width="3cm" svg:height="0.5cm" svg:x="9.5cm" svg:y="12.5cm">
          <text:p text:style-name="P1"><text:span text:style-name="T8">ACK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0" draw:layer="layout" svg:width="9cm" svg:height="1cm" svg:x="2.5cm" svg:y="14cm">
          <draw:text-box>
            <text:p><text:span text:style-name="T6">UDP: Установка соединения</text:span></text:p>
          </draw:text-box>
        </draw:frame>
        <draw:custom-shape draw:style-name="gr10" draw:text-style-name="P11" draw:layer="layout" svg:width="3cm" svg:height="0.5cm" svg:x="1.5cm" svg:y="15.5cm">
          <text:p text:style-name="P1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3cm" svg:height="0.5cm" svg:x="5.5cm" svg:y="15.5cm">
          <text:p text:style-name="P1"><text:span text:style-name="T7">Firewa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3cm" svg:height="0.5cm" svg:x="9.5cm" svg:y="15.5cm">
          <text:p text:style-name="P1"><text:span text:style-name="T7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26" draw:id="id26" draw:layer="layout" svg:width="3cm" svg:height="0.5cm" svg:x="1.5cm" svg:y="17cm">
          <text:p text:style-name="P1"><text:span text:style-name="T8">UDP Packe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27" draw:id="id27" draw:layer="layout" svg:width="3cm" svg:height="0.5cm" svg:x="5.5cm" svg:y="17cm">
          <text:p text:style-name="P1"><text:span text:style-name="T8">NEW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24" draw:id="id24" draw:layer="layout" svg:width="3cm" svg:height="0.5cm" svg:x="5.5cm" svg:y="18cm">
          <text:p text:style-name="P1"><text:span text:style-name="T8">ESTABLISH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" draw:layer="layout" draw:type="line" svg:x1="5.5cm" svg:y1="18.25cm" svg:x2="4.5cm" svg:y2="18.25cm" draw:start-shape="id24" draw:start-glue-point="3" draw:end-shape="id25" draw:end-glue-point="1" svg:d="m5500 18250h-1000">
          <text:p/>
        </draw:connector>
        <draw:connector draw:style-name="gr27" draw:text-style-name="P1" draw:layer="layout" draw:type="line" svg:x1="4.5cm" svg:y1="17.25cm" svg:x2="5.5cm" svg:y2="17.25cm" draw:start-shape="id26" draw:start-glue-point="1" draw:end-shape="id27" draw:end-glue-point="3" svg:d="m4500 17250h1000">
          <text:p/>
        </draw:connector>
        <draw:line draw:style-name="gr26" draw:text-style-name="P1" draw:layer="layout" svg:x1="5cm" svg:y1="15.5cm" svg:x2="5cm" svg:y2="19cm">
          <text:p/>
        </draw:line>
        <draw:line draw:style-name="gr26" draw:text-style-name="P1" draw:layer="layout" svg:x1="9cm" svg:y1="15.5cm" svg:x2="9cm" svg:y2="19cm">
          <text:p/>
        </draw:line>
        <draw:line draw:style-name="gr26" draw:text-style-name="P1" draw:layer="layout" svg:x1="1.5cm" svg:y1="16.5cm" svg:x2="12.5cm" svg:y2="16.5cm">
          <text:p/>
        </draw:line>
        <draw:connector draw:style-name="gr27" draw:text-style-name="P1" draw:layer="layout" draw:type="line" svg:x1="8.5cm" svg:y1="17.25cm" svg:x2="9.5cm" svg:y2="17.25cm" draw:start-shape="id27" draw:start-glue-point="1" draw:end-shape="id28" draw:end-glue-point="3" svg:d="m8500 17250h1000">
          <text:p/>
        </draw:connector>
        <draw:connector draw:style-name="gr28" draw:text-style-name="P1" draw:layer="layout" draw:type="line" svg:x1="9.5cm" svg:y1="18.25cm" svg:x2="8.5cm" svg:y2="18.25cm" draw:start-shape="id29" draw:start-glue-point="3" draw:end-shape="id24" draw:end-glue-point="1" svg:d="m9500 18250h-1000">
          <text:p/>
        </draw:connector>
        <draw:connector draw:style-name="gr28" draw:text-style-name="P1" draw:layer="layout" draw:type="line" svg:x1="11cm" svg:y1="17.5cm" svg:x2="11cm" svg:y2="18cm" draw:start-shape="id28" draw:start-glue-point="2" draw:end-shape="id29" draw:end-glue-point="0" svg:d="m11000 17500v500">
          <text:p/>
        </draw:connector>
        <draw:custom-shape draw:style-name="gr10" draw:text-style-name="P12" xml:id="id28" draw:id="id28" draw:layer="layout" svg:width="3cm" svg:height="0.5cm" svg:x="9.5cm" svg:y="17cm">
          <text:p text:style-name="P1"><text:span text:style-name="T8">UDP Packe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29" draw:id="id29" draw:layer="layout" svg:width="3cm" svg:height="0.5cm" svg:x="9.5cm" svg:y="18cm">
          <text:p text:style-name="P1"><text:span text:style-name="T8">UDP Packe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25" draw:id="id25" draw:layer="layout" svg:width="3cm" svg:height="0.5cm" svg:x="1.5cm" svg:y="18cm">
          <text:p text:style-name="P1"><text:span text:style-name="T8">UDP Packe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0" draw:layer="layout" svg:width="9cm" svg:height="1cm" svg:x="15.5cm" svg:y="1cm">
          <draw:text-box>
            <text:p><text:span text:style-name="T6">ICMP: Эхо-запрос</text:span></text:p>
          </draw:text-box>
        </draw:frame>
        <draw:custom-shape draw:style-name="gr10" draw:text-style-name="P11" draw:layer="layout" svg:width="4cm" svg:height="0.5cm" svg:x="13.5cm" svg:y="2.5cm">
          <text:p text:style-name="P1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3cm" svg:height="0.5cm" svg:x="18.5cm" svg:y="2.5cm">
          <text:p text:style-name="P1"><text:span text:style-name="T7">Firewa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4cm" svg:height="0.5cm" svg:x="22.5cm" svg:y="2.5cm">
          <text:p text:style-name="P1"><text:span text:style-name="T7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32" draw:id="id32" draw:layer="layout" svg:width="4cm" svg:height="0.5cm" svg:x="13.5cm" svg:y="4cm">
          <text:p text:style-name="P1"><text:span text:style-name="T8">ICMP Echo Reques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31" draw:id="id31" draw:layer="layout" svg:width="3cm" svg:height="0.5cm" svg:x="18.5cm" svg:y="4cm">
          <text:p text:style-name="P1"><text:span text:style-name="T8">NEW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34" draw:id="id34" draw:layer="layout" svg:width="3cm" svg:height="0.5cm" svg:x="18.5cm" svg:y="5cm">
          <text:p text:style-name="P1"><text:span text:style-name="T8">ESTABLISH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35" draw:id="id35" draw:layer="layout" svg:width="4cm" svg:height="0.5cm" svg:x="22.5cm" svg:y="5cm">
          <text:p text:style-name="P1"><text:span text:style-name="T8">ICMP Echo Reply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0" draw:layer="layout" svg:width="9cm" svg:height="1cm" svg:x="15.5cm" svg:y="7.5cm">
          <draw:text-box>
            <text:p><text:span text:style-name="T6">TCP и ICMP: Сеть недоступна</text:span></text:p>
          </draw:text-box>
        </draw:frame>
        <draw:custom-shape draw:style-name="gr10" draw:text-style-name="P11" draw:layer="layout" svg:width="4cm" svg:height="0.5cm" svg:x="13.5cm" svg:y="9cm">
          <text:p text:style-name="P1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3cm" svg:height="0.5cm" svg:x="18.5cm" svg:y="9cm">
          <text:p text:style-name="P1"><text:span text:style-name="T7">Firewa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4cm" svg:height="0.5cm" svg:x="22.5cm" svg:y="9cm">
          <text:p text:style-name="P1"><text:span text:style-name="T7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36" draw:id="id36" draw:layer="layout" svg:width="4cm" svg:height="0.5cm" svg:x="13.5cm" svg:y="10.5cm">
          <text:p text:style-name="P1"><text:span text:style-name="T8">SY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37" draw:id="id37" draw:layer="layout" svg:width="3cm" svg:height="0.5cm" svg:x="18.5cm" svg:y="10.5cm">
          <text:p text:style-name="P1"><text:span text:style-name="T8">NEW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40" draw:id="id40" draw:layer="layout" svg:width="3cm" svg:height="0.5cm" svg:x="18.5cm" svg:y="11.5cm">
          <text:p text:style-name="P1"><text:span text:style-name="T8">RELAT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1" draw:layer="layout" svg:x1="18cm" svg:y1="9cm" svg:x2="18cm" svg:y2="12.5cm">
          <text:p/>
        </draw:line>
        <draw:line draw:style-name="gr26" draw:text-style-name="P1" draw:layer="layout" svg:x1="22cm" svg:y1="9cm" svg:x2="22cm" svg:y2="12.5cm">
          <text:p/>
        </draw:line>
        <draw:line draw:style-name="gr26" draw:text-style-name="P1" draw:layer="layout" svg:x1="18cm" svg:y1="2.5cm" svg:x2="18cm" svg:y2="6cm">
          <text:p/>
        </draw:line>
        <draw:line draw:style-name="gr26" draw:text-style-name="P1" draw:layer="layout" svg:x1="22cm" svg:y1="2.5cm" svg:x2="22cm" svg:y2="6cm">
          <text:p/>
        </draw:line>
        <draw:line draw:style-name="gr26" draw:text-style-name="P1" draw:layer="layout" svg:x1="13.5cm" svg:y1="3.5cm" svg:x2="26.5cm" svg:y2="3.5cm">
          <text:p/>
        </draw:line>
        <draw:line draw:style-name="gr26" draw:text-style-name="P1" draw:layer="layout" svg:x1="13.5cm" svg:y1="10cm" svg:x2="26.5cm" svg:y2="10cm">
          <text:p/>
        </draw:line>
        <draw:custom-shape draw:style-name="gr10" draw:text-style-name="P12" xml:id="id30" draw:id="id30" draw:layer="layout" svg:width="4cm" svg:height="0.5cm" svg:x="22.5cm" svg:y="4cm">
          <text:p text:style-name="P1"><text:span text:style-name="T8">ICMP Echo Reques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33" draw:id="id33" draw:layer="layout" svg:width="4cm" svg:height="0.5cm" svg:x="13.5cm" svg:y="5cm">
          <text:p text:style-name="P1"><text:span text:style-name="T8">ICMP Echo Reply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38" draw:id="id38" draw:layer="layout" svg:width="4cm" svg:height="0.5cm" svg:x="22.5cm" svg:y="10.5cm">
          <text:p text:style-name="P1"><text:span text:style-name="T8">SY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39" draw:id="id39" draw:layer="layout" svg:width="4cm" svg:height="0.5cm" svg:x="22.5cm" svg:y="11.5cm">
          <text:p text:style-name="P1"><text:span text:style-name="T8">ICMP Net Unreachabl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41" draw:id="id41" draw:layer="layout" svg:width="4cm" svg:height="0.5cm" svg:x="13.5cm" svg:y="11.5cm">
          <text:p text:style-name="P1"><text:span text:style-name="T8">ICMP Net Unreachabl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0" draw:layer="layout" svg:width="9cm" svg:height="1cm" svg:x="15.5cm" svg:y="14cm">
          <draw:text-box>
            <text:p><text:span text:style-name="T6">UDP и ICMP: Доступ запрещён</text:span></text:p>
          </draw:text-box>
        </draw:frame>
        <draw:custom-shape draw:style-name="gr10" draw:text-style-name="P11" draw:layer="layout" svg:width="4cm" svg:height="0.5cm" svg:x="13.5cm" svg:y="15.5cm">
          <text:p text:style-name="P1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3cm" svg:height="0.5cm" svg:x="18.5cm" svg:y="15.5cm">
          <text:p text:style-name="P1"><text:span text:style-name="T7">Firewa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4cm" svg:height="0.5cm" svg:x="22.5cm" svg:y="15.5cm">
          <text:p text:style-name="P1"><text:span text:style-name="T7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1" draw:layer="layout" svg:x1="18cm" svg:y1="15.5cm" svg:x2="18cm" svg:y2="19cm">
          <text:p/>
        </draw:line>
        <draw:line draw:style-name="gr26" draw:text-style-name="P1" draw:layer="layout" svg:x1="22cm" svg:y1="15.5cm" svg:x2="22cm" svg:y2="19cm">
          <text:p/>
        </draw:line>
        <draw:line draw:style-name="gr26" draw:text-style-name="P1" draw:layer="layout" svg:x1="13.5cm" svg:y1="16.5cm" svg:x2="26.5cm" svg:y2="16.5cm">
          <text:p/>
        </draw:line>
        <draw:connector draw:style-name="gr28" draw:text-style-name="P1" draw:layer="layout" draw:type="line" svg:x1="22.5cm" svg:y1="4.25cm" svg:x2="21.5cm" svg:y2="4.25cm" draw:start-shape="id30" draw:start-glue-point="3" draw:end-shape="id31" draw:end-glue-point="1" svg:d="m22500 4250h-1000">
          <text:p/>
        </draw:connector>
        <draw:connector draw:style-name="gr28" draw:text-style-name="P1" draw:layer="layout" draw:type="line" svg:x1="18.5cm" svg:y1="4.25cm" svg:x2="17.5cm" svg:y2="4.25cm" draw:start-shape="id31" draw:start-glue-point="3" draw:end-shape="id32" draw:end-glue-point="1" svg:d="m18500 4250h-1000">
          <text:p/>
        </draw:connector>
        <draw:connector draw:style-name="gr28" draw:text-style-name="P1" draw:layer="layout" draw:type="line" svg:x1="15.5cm" svg:y1="4.5cm" svg:x2="15.5cm" svg:y2="5cm" draw:start-shape="id32" draw:start-glue-point="2" draw:end-shape="id33" draw:end-glue-point="0" svg:d="m15500 4500v500">
          <text:p/>
        </draw:connector>
        <draw:connector draw:style-name="gr28" draw:text-style-name="P1" draw:layer="layout" draw:type="line" svg:x1="17.5cm" svg:y1="5.25cm" svg:x2="18.5cm" svg:y2="5.25cm" draw:start-shape="id33" draw:start-glue-point="1" draw:end-shape="id34" draw:end-glue-point="3" svg:d="m17500 5250h1000">
          <text:p/>
        </draw:connector>
        <draw:connector draw:style-name="gr28" draw:text-style-name="P1" draw:layer="layout" draw:type="line" svg:x1="21.5cm" svg:y1="5.25cm" svg:x2="22.5cm" svg:y2="5.25cm" draw:start-shape="id34" draw:start-glue-point="1" draw:end-shape="id35" draw:end-glue-point="3" svg:d="m21500 5250h1000">
          <text:p/>
        </draw:connector>
        <draw:connector draw:style-name="gr28" draw:text-style-name="P1" draw:layer="layout" draw:type="line" svg:x1="17.5cm" svg:y1="10.75cm" svg:x2="18.5cm" svg:y2="10.75cm" draw:start-shape="id36" draw:start-glue-point="1" draw:end-shape="id37" draw:end-glue-point="3" svg:d="m17500 10750h1000">
          <text:p/>
        </draw:connector>
        <draw:connector draw:style-name="gr28" draw:text-style-name="P1" draw:layer="layout" draw:type="line" svg:x1="21.5cm" svg:y1="10.75cm" svg:x2="22.5cm" svg:y2="10.75cm" draw:start-shape="id37" draw:start-glue-point="1" draw:end-shape="id38" draw:end-glue-point="3" svg:d="m21500 10750h1000">
          <text:p/>
        </draw:connector>
        <draw:connector draw:style-name="gr28" draw:text-style-name="P1" draw:layer="layout" draw:type="line" svg:x1="24.5cm" svg:y1="11cm" svg:x2="24.5cm" svg:y2="11.5cm" draw:start-shape="id38" draw:start-glue-point="2" draw:end-shape="id39" draw:end-glue-point="0" svg:d="m24500 11000v500">
          <text:p/>
        </draw:connector>
        <draw:connector draw:style-name="gr28" draw:text-style-name="P1" draw:layer="layout" draw:type="line" svg:x1="22.5cm" svg:y1="11.75cm" svg:x2="21.5cm" svg:y2="11.75cm" draw:start-shape="id39" draw:start-glue-point="3" draw:end-shape="id40" draw:end-glue-point="1" svg:d="m22500 11750h-1000">
          <text:p/>
        </draw:connector>
        <draw:connector draw:style-name="gr28" draw:text-style-name="P1" draw:layer="layout" draw:type="line" svg:x1="18.5cm" svg:y1="11.75cm" svg:x2="17.5cm" svg:y2="11.75cm" draw:start-shape="id40" draw:start-glue-point="3" draw:end-shape="id41" draw:end-glue-point="1" svg:d="m18500 11750h-1000">
          <text:p/>
        </draw:connector>
        <draw:custom-shape draw:style-name="gr10" draw:text-style-name="P12" xml:id="id42" draw:id="id42" draw:layer="layout" svg:width="4cm" svg:height="0.5cm" svg:x="13.5cm" svg:y="17cm">
          <text:p text:style-name="P1"><text:span text:style-name="T8">UDP Packe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43" draw:id="id43" draw:layer="layout" svg:width="3cm" svg:height="0.5cm" svg:x="18.5cm" svg:y="17cm">
          <text:p text:style-name="P1"><text:span text:style-name="T8">NEW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46" draw:id="id46" draw:layer="layout" svg:width="3cm" svg:height="0.5cm" svg:x="18.5cm" svg:y="18cm">
          <text:p text:style-name="P1"><text:span text:style-name="T8">RELAT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44" draw:id="id44" draw:layer="layout" svg:width="4cm" svg:height="0.5cm" svg:x="22.5cm" svg:y="17cm">
          <text:p text:style-name="P1"><text:span text:style-name="T8">UDP Packe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45" draw:id="id45" draw:layer="layout" svg:width="4cm" svg:height="0.5cm" svg:x="22.5cm" svg:y="18cm">
          <text:p text:style-name="P1"><text:span text:style-name="T8">ICMP Net Prohibit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47" draw:id="id47" draw:layer="layout" svg:width="4cm" svg:height="0.5cm" svg:x="13.5cm" svg:y="18cm">
          <text:p text:style-name="P1"><text:span text:style-name="T8">ICMP Net Prohibit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" draw:layer="layout" draw:type="line" svg:x1="17.5cm" svg:y1="17.25cm" svg:x2="18.5cm" svg:y2="17.25cm" draw:start-shape="id42" draw:start-glue-point="1" draw:end-shape="id43" draw:end-glue-point="3" svg:d="m17500 17250h1000">
          <text:p/>
        </draw:connector>
        <draw:connector draw:style-name="gr28" draw:text-style-name="P1" draw:layer="layout" draw:type="line" svg:x1="21.5cm" svg:y1="17.25cm" svg:x2="22.5cm" svg:y2="17.25cm" draw:start-shape="id43" draw:start-glue-point="1" draw:end-shape="id44" draw:end-glue-point="3" svg:d="m21500 17250h1000">
          <text:p/>
        </draw:connector>
        <draw:connector draw:style-name="gr28" draw:text-style-name="P1" draw:layer="layout" draw:type="line" svg:x1="24.5cm" svg:y1="17.5cm" svg:x2="24.5cm" svg:y2="18cm" draw:start-shape="id44" draw:start-glue-point="2" draw:end-shape="id45" draw:end-glue-point="0" svg:d="m24500 17500v500">
          <text:p/>
        </draw:connector>
        <draw:connector draw:style-name="gr28" draw:text-style-name="P1" draw:layer="layout" draw:type="line" svg:x1="22.5cm" svg:y1="18.25cm" svg:x2="21.5cm" svg:y2="18.25cm" draw:start-shape="id45" draw:start-glue-point="3" draw:end-shape="id46" draw:end-glue-point="1" svg:d="m22500 18250h-1000">
          <text:p/>
        </draw:connector>
        <draw:connector draw:style-name="gr28" draw:text-style-name="P1" draw:layer="layout" draw:type="line" svg:x1="18.5cm" svg:y1="18.25cm" svg:x2="17.5cm" svg:y2="18.25cm" draw:start-shape="id46" draw:start-glue-point="3" draw:end-shape="id47" draw:end-glue-point="1" svg:d="m18500 18250h-1000">
          <text:p/>
        </draw:connector>
        <presentation:notes draw:style-name="dp2">
          <draw:page-thumbnail draw:style-name="gr2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Алгоритм обработки" draw:style-name="dp1" draw:master-page-name="Обычный" presentation:presentation-page-layout-name="AL2T1">
        <office:forms form:automatic-focus="false" form:apply-design-mode="false"/>
        <draw:custom-shape draw:style-name="gr10" draw:text-style-name="P13" xml:id="id51" draw:id="id51" draw:layer="layout" svg:width="4cm" svg:height="1cm" svg:x="12cm" svg:y="2cm">
          <text:p text:style-name="P13"><text:span text:style-name="T9">Поступающий паке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9" draw:text-style-name="P13" xml:id="id50" draw:id="id50" draw:layer="layout" svg:width="3cm" svg:height="1cm" svg:x="5.5cm" svg:y="4.5cm">
          <text:p text:style-name="P13"><text:span text:style-name="T9">mangle</text:span></text:p>
          <text:p text:style-name="P13"><text:span text:style-name="T9">PREROUTING</text:span></text:p>
        </draw:rect>
        <draw:rect draw:style-name="gr29" draw:text-style-name="P13" xml:id="id49" draw:id="id49" draw:layer="layout" svg:width="3cm" svg:height="1cm" svg:x="19.5cm" svg:y="4.5cm">
          <text:p text:style-name="P13"><text:span text:style-name="T9">mangle</text:span></text:p>
          <text:p text:style-name="P13"><text:span text:style-name="T9">OUTPUT</text:span></text:p>
        </draw:rect>
        <draw:custom-shape draw:style-name="gr30" draw:text-style-name="P13" xml:id="id48" draw:id="id48" draw:layer="layout" svg:width="2cm" svg:height="2cm" svg:x="13cm" svg:y="4cm">
          <text:p text:style-name="P13"><text:span text:style-name="T9">Откуда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1" draw:text-style-name="P1" draw:layer="layout" draw:type="line" svg:x1="15cm" svg:y1="5cm" svg:x2="19.5cm" svg:y2="5cm" draw:start-shape="id48" draw:start-glue-point="7" draw:end-shape="id49" draw:end-glue-point="3" svg:d="m15000 5000h4500">
          <text:p/>
        </draw:connector>
        <draw:connector draw:style-name="gr31" draw:text-style-name="P1" draw:layer="layout" draw:type="line" svg:x1="13cm" svg:y1="5cm" svg:x2="8.5cm" svg:y2="5cm" draw:start-shape="id48" draw:start-glue-point="5" draw:end-shape="id50" draw:end-glue-point="1" svg:d="m13000 5000h-4500">
          <text:p/>
        </draw:connector>
        <draw:frame draw:style-name="gr32" draw:text-style-name="P14" draw:layer="layout" svg:width="3.122cm" svg:height="0.569cm" svg:x="9.878cm" svg:y="4.431cm">
          <draw:text-box>
            <text:p text:style-name="P14"><text:span text:style-name="T9">Сетевой интерфейс</text:span></text:p>
          </draw:text-box>
        </draw:frame>
        <draw:frame draw:style-name="gr32" draw:text-style-name="P14" draw:layer="layout" svg:width="3.597cm" svg:height="0.569cm" svg:x="15cm" svg:y="4.431cm">
          <draw:text-box>
            <text:p text:style-name="P14"><text:span text:style-name="T9">Локальное приложение</text:span></text:p>
          </draw:text-box>
        </draw:frame>
        <draw:connector draw:style-name="gr31" draw:text-style-name="P1" draw:layer="layout" draw:type="line" svg:x1="14cm" svg:y1="3cm" svg:x2="14cm" svg:y2="4cm" draw:start-shape="id51" draw:start-glue-point="2" draw:end-shape="id48" draw:end-glue-point="4" svg:d="m14000 3000v1000">
          <text:p/>
        </draw:connector>
        <draw:rect draw:style-name="gr29" draw:text-style-name="P13" xml:id="id52" draw:id="id52" draw:layer="layout" svg:width="3cm" svg:height="1cm" svg:x="5.5cm" svg:y="6.5cm">
          <text:p text:style-name="P13"><text:span text:style-name="T9">nat</text:span></text:p>
          <text:p text:style-name="P13"><text:span text:style-name="T9">PREROUTING</text:span></text:p>
        </draw:rect>
        <draw:connector draw:style-name="gr31" draw:text-style-name="P1" draw:layer="layout" draw:type="line" svg:x1="7cm" svg:y1="5.5cm" svg:x2="7cm" svg:y2="6.5cm" draw:start-shape="id50" draw:start-glue-point="2" draw:end-shape="id52" draw:end-glue-point="0" svg:d="m7000 5500v1000">
          <text:p/>
        </draw:connector>
        <draw:connector draw:style-name="gr31" draw:text-style-name="P1" draw:layer="layout" draw:type="line" svg:x1="7cm" svg:y1="7.5cm" svg:x2="7cm" svg:y2="8.5cm" draw:start-shape="id52" draw:start-glue-point="2" draw:end-shape="id53" draw:end-glue-point="4" svg:d="m7000 7500v1000">
          <text:p/>
        </draw:connector>
        <draw:custom-shape draw:style-name="gr30" draw:text-style-name="P13" xml:id="id53" draw:id="id53" draw:layer="layout" svg:width="2cm" svg:height="2cm" svg:x="6cm" svg:y="8.5cm">
          <text:p text:style-name="P13"><text:span text:style-name="T9">Куда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9" draw:text-style-name="P13" xml:id="id54" draw:id="id54" draw:layer="layout" svg:width="3cm" svg:height="1cm" svg:x="5.5cm" svg:y="14cm">
          <text:p text:style-name="P13"><text:span text:style-name="T9">mangle</text:span></text:p>
          <text:p text:style-name="P13"><text:span text:style-name="T9">INPUT</text:span></text:p>
        </draw:rect>
        <draw:connector draw:style-name="gr31" draw:text-style-name="P1" draw:layer="layout" draw:type="line" svg:x1="7cm" svg:y1="10.5cm" svg:x2="7cm" svg:y2="14cm" draw:start-shape="id53" draw:start-glue-point="6" draw:end-shape="id54" draw:end-glue-point="0" svg:d="m7000 10500v3500">
          <text:p/>
        </draw:connector>
        <draw:frame draw:style-name="gr32" draw:text-style-name="P13" draw:layer="layout" svg:width="2.297cm" svg:height="0.887cm" svg:x="4.703cm" svg:y="11.5cm">
          <draw:text-box>
            <text:p text:style-name="P13"><text:span text:style-name="T9">Локальным</text:span></text:p>
            <text:p text:style-name="P13"><text:span text:style-name="T9">приложениям</text:span></text:p>
          </draw:text-box>
        </draw:frame>
        <draw:rect draw:style-name="gr29" draw:text-style-name="P13" xml:id="id55" draw:id="id55" draw:layer="layout" svg:width="3cm" svg:height="1cm" svg:x="5.5cm" svg:y="16cm">
          <text:p text:style-name="P13"><text:span text:style-name="T9">filter</text:span></text:p>
          <text:p text:style-name="P13"><text:span text:style-name="T9">INPUT</text:span></text:p>
        </draw:rect>
        <draw:connector draw:style-name="gr31" draw:text-style-name="P1" draw:layer="layout" draw:type="line" svg:x1="7cm" svg:y1="15cm" svg:x2="7cm" svg:y2="16cm" draw:start-shape="id54" draw:start-glue-point="2" draw:end-shape="id55" draw:end-glue-point="0" svg:d="m7000 15000v1000">
          <text:p/>
        </draw:connector>
        <draw:custom-shape draw:style-name="gr10" draw:text-style-name="P13" xml:id="id56" draw:id="id56" draw:layer="layout" svg:width="4cm" svg:height="1cm" svg:x="5cm" svg:y="18cm">
          <text:p text:style-name="P13"><text:span text:style-name="T9">Локальные приложени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draw:type="line" svg:x1="7cm" svg:y1="17cm" svg:x2="7cm" svg:y2="18cm" draw:start-shape="id55" draw:start-glue-point="2" draw:end-shape="id56" draw:end-glue-point="0" svg:d="m7000 17000v1000">
          <text:p/>
        </draw:connector>
        <draw:rect draw:style-name="gr29" draw:text-style-name="P13" xml:id="id57" draw:id="id57" draw:layer="layout" svg:width="3cm" svg:height="1cm" svg:x="12.5cm" svg:y="9cm">
          <text:p text:style-name="P13"><text:span text:style-name="T9">mangle</text:span></text:p>
          <text:p text:style-name="P13"><text:span text:style-name="T9">FORWARD</text:span></text:p>
        </draw:rect>
        <draw:rect draw:style-name="gr29" draw:text-style-name="P13" xml:id="id58" draw:id="id58" draw:layer="layout" svg:width="3cm" svg:height="1cm" svg:x="12.5cm" svg:y="11cm">
          <text:p text:style-name="P13"><text:span text:style-name="T9">filter</text:span></text:p>
          <text:p text:style-name="P13"><text:span text:style-name="T9">FORWARD</text:span></text:p>
        </draw:rect>
        <draw:connector draw:style-name="gr31" draw:text-style-name="P1" draw:layer="layout" draw:type="line" svg:x1="14cm" svg:y1="10cm" svg:x2="14cm" svg:y2="11cm" draw:start-shape="id57" draw:start-glue-point="2" draw:end-shape="id58" draw:end-glue-point="0" svg:d="m14000 10000v1000">
          <text:p/>
        </draw:connector>
        <draw:rect draw:style-name="gr29" draw:text-style-name="P13" xml:id="id59" draw:id="id59" draw:layer="layout" svg:width="3cm" svg:height="1cm" svg:x="19.5cm" svg:y="9cm">
          <text:p text:style-name="P13"><text:span text:style-name="T9">nat</text:span></text:p>
          <text:p text:style-name="P13"><text:span text:style-name="T9">OUTPUT</text:span></text:p>
        </draw:rect>
        <draw:connector draw:style-name="gr31" draw:text-style-name="P1" draw:layer="layout" draw:type="line" svg:x1="21cm" svg:y1="5.5cm" svg:x2="21cm" svg:y2="9cm" draw:start-shape="id49" draw:start-glue-point="2" draw:end-shape="id59" draw:end-glue-point="0" svg:d="m21000 5500v3500">
          <text:p/>
        </draw:connector>
        <draw:rect draw:style-name="gr29" draw:text-style-name="P13" xml:id="id60" draw:id="id60" draw:layer="layout" svg:width="3cm" svg:height="1cm" svg:x="19.5cm" svg:y="11cm">
          <text:p text:style-name="P13"><text:span text:style-name="T9">filter</text:span></text:p>
          <text:p text:style-name="P13"><text:span text:style-name="T9">OUTPUT</text:span></text:p>
        </draw:rect>
        <draw:connector draw:style-name="gr31" draw:text-style-name="P1" draw:layer="layout" draw:type="line" svg:x1="21cm" svg:y1="10cm" svg:x2="21cm" svg:y2="11cm" draw:start-shape="id59" draw:start-glue-point="2" draw:end-shape="id60" draw:end-glue-point="0" svg:d="m21000 10000v1000">
          <text:p/>
        </draw:connector>
        <draw:line draw:style-name="gr33" draw:text-style-name="P1" draw:layer="layout" svg:x1="21cm" svg:y1="12cm" svg:x2="21cm" svg:y2="13cm">
          <text:p/>
        </draw:line>
        <draw:line draw:style-name="gr33" draw:text-style-name="P1" draw:layer="layout" svg:x1="14cm" svg:y1="13cm" svg:x2="17.5cm" svg:y2="13cm">
          <text:p/>
        </draw:line>
        <draw:line draw:style-name="gr33" draw:text-style-name="P1" xml:id="id61" draw:id="id61" draw:layer="layout" svg:x1="21cm" svg:y1="13cm" svg:x2="17.5cm" svg:y2="13cm">
          <text:p/>
        </draw:line>
        <draw:frame draw:style-name="gr32" draw:text-style-name="P13" draw:layer="layout" svg:width="3.444cm" svg:height="0.569cm" svg:x="8.5cm" svg:y="8.931cm">
          <draw:text-box>
            <text:p text:style-name="P13"><text:span text:style-name="T9">Сетевому интерфейсу</text:span></text:p>
          </draw:text-box>
        </draw:frame>
        <draw:rect draw:style-name="gr29" draw:text-style-name="P13" xml:id="id62" draw:id="id62" draw:layer="layout" svg:width="3cm" svg:height="1cm" svg:x="16cm" svg:y="14cm">
          <text:p text:style-name="P13"><text:span text:style-name="T9">mangle</text:span></text:p>
          <text:p text:style-name="P13"><text:span text:style-name="T9">POSTROUTING</text:span></text:p>
        </draw:rect>
        <draw:connector draw:style-name="gr31" draw:text-style-name="P1" draw:layer="layout" draw:type="line" svg:x1="17.5cm" svg:y1="13cm" svg:x2="17.5cm" svg:y2="14cm" draw:start-shape="id61" draw:start-glue-point="3" draw:end-shape="id62" draw:end-glue-point="0" svg:d="m17500 13000v1000">
          <text:p/>
        </draw:connector>
        <draw:line draw:style-name="gr33" draw:text-style-name="P1" draw:layer="layout" svg:x1="14cm" svg:y1="12cm" svg:x2="14cm" svg:y2="13cm">
          <text:p/>
        </draw:line>
        <draw:rect draw:style-name="gr29" draw:text-style-name="P13" xml:id="id63" draw:id="id63" draw:layer="layout" svg:width="3cm" svg:height="1cm" svg:x="16cm" svg:y="16cm">
          <text:p text:style-name="P13"><text:span text:style-name="T9">nat</text:span></text:p>
          <text:p text:style-name="P13"><text:span text:style-name="T9">POSTROUTING</text:span></text:p>
        </draw:rect>
        <draw:connector draw:style-name="gr31" draw:text-style-name="P1" draw:layer="layout" draw:type="line" svg:x1="17.5cm" svg:y1="15cm" svg:x2="17.5cm" svg:y2="16cm" draw:start-shape="id62" draw:start-glue-point="2" draw:end-shape="id63" draw:end-glue-point="0" svg:d="m17500 15000v1000">
          <text:p/>
        </draw:connector>
        <draw:custom-shape draw:style-name="gr10" draw:text-style-name="P13" xml:id="id64" draw:id="id64" draw:layer="layout" svg:width="4cm" svg:height="1cm" svg:x="15.5cm" svg:y="18cm">
          <text:p text:style-name="P13"><text:span text:style-name="T9">Сетевой интерфей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draw:type="line" svg:x1="17.5cm" svg:y1="17cm" svg:x2="17.5cm" svg:y2="18cm" draw:start-shape="id63" draw:start-glue-point="2" draw:end-shape="id64" draw:end-glue-point="0" svg:d="m17500 17000v1000">
          <text:p/>
        </draw:connector>
        <draw:connector draw:style-name="gr31" draw:text-style-name="P1" draw:layer="layout" draw:type="line" svg:x1="8cm" svg:y1="9.5cm" svg:x2="12.5cm" svg:y2="9.5cm" draw:start-shape="id53" draw:start-glue-point="7" draw:end-shape="id57" draw:end-glue-point="3" svg:d="m8000 9500h4500">
          <text:p/>
        </draw:connector>
        <presentation:notes draw:style-name="dp2">
          <draw:page-thumbnail draw:style-name="gr2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Алгоритм обработки пакета" draw:style-name="dp1" draw:master-page-name="Обычный" presentation:presentation-page-layout-name="AL2T1">
        <office:forms form:automatic-focus="false" form:apply-design-mode="false"/>
        <draw:custom-shape draw:style-name="gr10" draw:text-style-name="P13" xml:id="id65" draw:id="id65" draw:layer="layout" svg:width="4cm" svg:height="1cm" svg:x="12cm" svg:y="2cm">
          <text:p text:style-name="P13"><text:span text:style-name="T9">Поступающий паке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9" draw:text-style-name="P13" xml:id="id66" draw:id="id66" draw:layer="layout" svg:width="5cm" svg:height="1cm" svg:x="11.5cm" svg:y="4cm">
          <text:p text:style-name="P13"><text:span text:style-name="T9">Выборка первого правила</text:span></text:p>
        </draw:rect>
        <draw:connector draw:style-name="gr31" draw:text-style-name="P1" draw:layer="layout" draw:type="line" svg:x1="14cm" svg:y1="3cm" svg:x2="14cm" svg:y2="4cm" draw:start-shape="id65" draw:start-glue-point="2" draw:end-shape="id66" draw:end-glue-point="0" svg:d="m14000 3000v1000">
          <text:p/>
        </draw:connector>
        <draw:custom-shape draw:style-name="gr30" draw:text-style-name="P13" xml:id="id68" draw:id="id68" draw:layer="layout" svg:width="3cm" svg:height="3cm" svg:x="12.5cm" svg:y="8cm">
          <text:p text:style-name="P13"><text:span text:style-name="T9">Совпадает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9" draw:text-style-name="P13" xml:id="id67" draw:id="id67" draw:layer="layout" svg:width="5cm" svg:height="1cm" svg:x="11.5cm" svg:y="6cm">
          <text:p text:style-name="P13"><text:span text:style-name="T9">Проверка пакета на соответствие</text:span></text:p>
          <text:p text:style-name="P13"><text:span text:style-name="T9">критериям правила</text:span></text:p>
        </draw:rect>
        <draw:connector draw:style-name="gr31" draw:text-style-name="P1" draw:layer="layout" draw:type="line" svg:x1="14cm" svg:y1="5cm" svg:x2="14cm" svg:y2="6cm" draw:start-shape="id66" draw:start-glue-point="2" draw:end-shape="id67" draw:end-glue-point="0" svg:d="m14000 5000v1000">
          <text:p/>
        </draw:connector>
        <draw:connector draw:style-name="gr34" draw:text-style-name="P1" draw:layer="layout" draw:type="line" svg:x1="14cm" svg:y1="7cm" svg:x2="14cm" svg:y2="8cm" draw:start-shape="id67" draw:start-glue-point="2" draw:end-shape="id68" draw:end-glue-point="4" svg:d="m14000 7000v1000">
          <text:p/>
        </draw:connector>
        <draw:rect draw:style-name="gr29" draw:text-style-name="P13" xml:id="id69" draw:id="id69" draw:layer="layout" svg:width="4cm" svg:height="1cm" svg:x="16.5cm" svg:y="9cm">
          <text:p text:style-name="P13"><text:span text:style-name="T9">Проверка действия</text:span></text:p>
        </draw:rect>
        <draw:connector draw:style-name="gr31" draw:text-style-name="P1" draw:layer="layout" draw:type="line" svg:x1="15.5cm" svg:y1="9.5cm" svg:x2="16.5cm" svg:y2="9.5cm" draw:start-shape="id68" draw:start-glue-point="7" draw:end-shape="id69" draw:end-glue-point="3" svg:d="m15500 9500h1000">
          <text:p/>
        </draw:connector>
        <draw:custom-shape draw:style-name="gr30" draw:text-style-name="P13" xml:id="id70" draw:id="id70" draw:layer="layout" svg:width="3cm" svg:height="3cm" svg:x="17cm" svg:y="11cm">
          <text:p text:style-name="P13"><text:span text:style-name="T9">Каково</text:span></text:p>
          <text:p text:style-name="P13"><text:span text:style-name="T9">действие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1" draw:text-style-name="P1" draw:layer="layout" draw:type="line" svg:x1="18.5cm" svg:y1="10cm" svg:x2="18.5cm" svg:y2="11cm" draw:start-shape="id69" draw:start-glue-point="2" draw:end-shape="id70" draw:end-glue-point="4" svg:d="m18500 10000v1000">
          <text:p/>
        </draw:connector>
        <draw:rect draw:style-name="gr29" draw:text-style-name="P13" xml:id="id71" draw:id="id71" draw:layer="layout" svg:width="4cm" svg:height="1cm" svg:x="7.5cm" svg:y="9cm">
          <text:p text:style-name="P13"><text:span text:style-name="T9">Выборка следующего</text:span></text:p>
          <text:p text:style-name="P13"><text:span text:style-name="T9">действия</text:span></text:p>
        </draw:rect>
        <draw:connector draw:style-name="gr31" draw:text-style-name="P1" draw:layer="layout" draw:type="line" svg:x1="12.5cm" svg:y1="9.5cm" svg:x2="11.5cm" svg:y2="9.5cm" draw:start-shape="id68" draw:start-glue-point="5" draw:end-shape="id71" draw:end-glue-point="1" svg:d="m12500 9500h-1000">
          <text:p/>
        </draw:connector>
        <draw:connector draw:style-name="gr31" draw:text-style-name="P1" draw:layer="layout" svg:x1="9.5cm" svg:y1="9cm" svg:x2="11.5cm" svg:y2="6.5cm" draw:start-shape="id71" draw:start-glue-point="0" draw:end-shape="id67" draw:end-glue-point="3" svg:d="m9500 9000v-2500h2000">
          <text:p/>
        </draw:connector>
        <draw:rect draw:style-name="gr29" draw:text-style-name="P13" xml:id="id72" draw:id="id72" draw:layer="layout" svg:width="4cm" svg:height="1cm" svg:x="21cm" svg:y="15cm">
          <text:p text:style-name="P13"><text:span text:style-name="T9">Уничтожение пакета</text:span></text:p>
        </draw:rect>
        <draw:connector draw:style-name="gr31" draw:text-style-name="P1" draw:layer="layout" svg:x1="20cm" svg:y1="12.5cm" svg:x2="23cm" svg:y2="15cm" draw:start-shape="id70" draw:start-glue-point="7" draw:end-shape="id72" draw:end-glue-point="0" svg:d="m20000 12500h3000v2500">
          <text:p/>
        </draw:connector>
        <draw:rect draw:style-name="gr29" draw:text-style-name="P13" xml:id="id73" draw:id="id73" draw:layer="layout" svg:width="4cm" svg:height="1cm" svg:x="16.5cm" svg:y="15cm">
          <text:p text:style-name="P13"><text:span text:style-name="T9">Отправка ошибки</text:span></text:p>
        </draw:rect>
        <draw:custom-shape draw:style-name="gr10" draw:text-style-name="P13" xml:id="id74" draw:id="id74" draw:layer="layout" svg:width="4cm" svg:height="1cm" svg:x="12cm" svg:y="17cm">
          <text:p text:style-name="P13"><text:span text:style-name="T9">Переход на следующую</text:span></text:p>
          <text:p text:style-name="P13"><text:span text:style-name="T9">цепочку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draw:type="line" svg:x1="18.5cm" svg:y1="14cm" svg:x2="18.5cm" svg:y2="15cm" draw:start-shape="id70" draw:start-glue-point="6" draw:end-shape="id73" draw:end-glue-point="0" svg:d="m18500 14000v1000">
          <text:p/>
        </draw:connector>
        <draw:connector draw:style-name="gr31" draw:text-style-name="P1" draw:layer="layout" svg:x1="17cm" svg:y1="12.5cm" svg:x2="14cm" svg:y2="17cm" draw:start-shape="id70" draw:start-glue-point="5" draw:end-shape="id74" draw:end-glue-point="0" svg:d="m17000 12500h-3000v4500">
          <text:p/>
        </draw:connector>
        <draw:frame draw:style-name="gr32" draw:text-style-name="P13" draw:layer="layout" svg:width="0.849cm" svg:height="0.569cm" svg:x="15.5cm" svg:y="8.5cm">
          <draw:text-box>
            <text:p text:style-name="P13"><text:span text:style-name="T9">Да</text:span></text:p>
          </draw:text-box>
        </draw:frame>
        <draw:frame draw:style-name="gr32" draw:text-style-name="P13" draw:layer="layout" svg:width="0.985cm" svg:height="0.569cm" svg:x="11.651cm" svg:y="8.5cm">
          <draw:text-box>
            <text:p text:style-name="P13"><text:span text:style-name="T9">Нет</text:span></text:p>
          </draw:text-box>
        </draw:frame>
        <draw:frame draw:style-name="gr32" draw:text-style-name="P13" draw:layer="layout" svg:width="1.319cm" svg:height="0.569cm" svg:x="20.681cm" svg:y="11.931cm">
          <draw:text-box>
            <text:p text:style-name="P13"><text:span text:style-name="T9">DROP</text:span></text:p>
          </draw:text-box>
        </draw:frame>
        <draw:frame draw:style-name="gr32" draw:text-style-name="P13" draw:layer="layout" svg:width="1.653cm" svg:height="0.569cm" svg:x="14.847cm" svg:y="11.931cm">
          <draw:text-box>
            <text:p text:style-name="P13"><text:span text:style-name="T9">ACCEPT</text:span></text:p>
          </draw:text-box>
        </draw:frame>
        <draw:frame draw:style-name="gr32" draw:text-style-name="P13" draw:layer="layout" svg:width="1.607cm" svg:height="0.569cm" svg:x="18.847cm" svg:y="13.931cm">
          <draw:text-box>
            <text:p text:style-name="P13"><text:span text:style-name="T9">REJECT</text:span></text:p>
          </draw:text-box>
        </draw:frame>
        <presentation:notes draw:style-name="dp2">
          <draw:page-thumbnail draw:style-name="gr2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Стили_20_стрелок_20_1" draw:display-name="Стили стрелок 1" svg:viewBox="0 0 1131 1580" svg:d="m1013 1491 118 89-567-1580-564 1580 114-85 136-68 148-46 161-17 161 13 153 46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fill="solid" draw:fill-color="#99ccff" draw:fill-gradient-name="Gradient_20_7" draw:fill-hatch-name="Hatch_20_4" draw:fill-image-name="Bitmape_20_1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Алексей Александров</meta:initial-creator>
    <meta:creation-date>2011-02-21T18:52:03.10</meta:creation-date>
    <meta:editing-duration>PT8H6M31S</meta:editing-duration>
    <meta:editing-cycles>18</meta:editing-cycles>
    <dc:date>2011-03-02T22:21:14.12</dc:date>
    <dc:creator>Алексей Александров</dc:creator>
    <meta:generator>OpenOffice.org/3.3$Win32 OpenOffice.org_project/330m20$Build-9567</meta:generator>
    <meta:printed-by>Алексей Александров</meta:printed-by>
    <meta:print-date>2011-02-21T20:42:01.06</meta:print-date>
    <meta:document-statistic meta:object-count="400"/>
  </office:meta>
</office:document-meta>
</file>